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86C932DA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777D4427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6.66cm" fo:min-width="7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87cm" fo:min-width="1.532cm" loext:decorative="false"/>
    </style:style>
    <style:style style:name="gr6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 loext:decorative="false"/>
    </style:style>
    <style:style style:name="gr7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6.654cm" fo:min-width="5.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000000" fo:padding-top="0.08cm" fo:padding-bottom="0.08cm" fo:padding-left="0.205cm" fo:padding-right="0.205cm" loext:decorative="false"/>
    </style:style>
    <style:style style:name="gr13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000000" fo:padding-top="0.096cm" fo:padding-bottom="0.096cm" fo:padding-left="0.221cm" fo:padding-right="0.221cm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width="0.02cm" svg:stroke-color="#000000" draw:marker-start-width="0.26cm" draw:marker-end-width="0.26cm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6" style:family="graphic" style:parent-style-name="standard">
      <style:graphic-properties svg:stroke-color="#000000" draw:textarea-vertical-align="middle" loext:decorative="false"/>
    </style:style>
    <style:style style:name="gr17" style:family="graphic" style:parent-style-name="standard">
      <style:graphic-properties svg:stroke-width="0.02cm" svg:stroke-color="#000000" draw:marker-start-width="0.26cm" draw:marker-end-width="0.26cm" draw:fill="solid" draw:fill-color="#729fcf" draw:textarea-horizontal-align="justify" draw:textarea-vertical-align="middle" draw:auto-grow-height="false" fo:min-height="0cm" fo:min-width="1.08cm" fo:padding-top="0.135cm" fo:padding-bottom="0.135cm" fo:padding-left="0.26cm" fo:padding-right="0.26cm" loext:decorative="false"/>
    </style:style>
    <style:style style:name="gr18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0.92cm" fo:min-width="1.08cm" fo:padding-top="0.135cm" fo:padding-bottom="0.135cm" fo:padding-left="0.26cm" fo:padding-right="0.26cm" loext:decorative="false"/>
    </style:style>
    <style:style style:name="gr19" style:family="graphic" style:parent-style-name="standard">
      <style:graphic-properties svg:stroke-color="#000000" draw:fill-color="#729fcf" draw:opacity="50%" draw:textarea-horizontal-align="justify" draw:textarea-vertical-align="middle" draw:auto-grow-height="false" fo:min-height="0.94cm" fo:min-width="0cm" draw:shadow-opacity="50%" loext:decorative="false"/>
    </style:style>
    <style:style style:name="gr20" style:family="graphic" style:parent-style-name="standard">
      <style:graphic-properties svg:stroke-color="#000000" draw:marker-start="" draw:marker-start-width="0.3cm" draw:marker-end="Arrow_20_concave" draw:marker-end-width="0.3cm" draw:textarea-vertical-align="middle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2" style:family="graphic" style:parent-style-name="standard">
      <style:graphic-properties svg:stroke-color="#000000" draw:marker-start="Arrow_20_concave" draw:marker-start-width="0.3cm" draw:marker-end="" draw:marker-end-width="0.3cm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Fine_20_Dashed" draw:marker-end="" draw:marker-end-width="0.3cm" draw:fill="none" draw:textarea-vertical-align="middle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86cm" fo:min-width="0cm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11.226cm" fo:min-width="12.608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 loext:decorative="false"/>
    </style:style>
    <style:style style:name="gr28" style:family="graphic" style:parent-style-name="standard">
      <style:graphic-properties svg:stroke-color="#000000" draw:fill-color="#ffffff" draw:textarea-horizontal-align="justify" draw:textarea-vertical-align="top" draw:auto-grow-height="false" fo:min-height="2.192cm" fo:min-width="2.9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112cm" loext:decorative="false"/>
      <style:paragraph-properties style:writing-mode="lr-tb"/>
    </style:style>
    <style:style style:name="gr30" style:family="graphic" style:parent-style-name="standard">
      <style:graphic-properties draw:stroke="dash" draw:stroke-dash="Fine_20_Dashed" svg:stroke-color="#000000" draw:marker-end="Arrow_20_concave" draw:textarea-vertical-align="middle" loext:decorative="false"/>
    </style:style>
    <style:style style:name="gr31" style:family="graphic" style:parent-style-name="standard">
      <style:graphic-properties svg:stroke-color="#000000" draw:marker-start="" draw:marker-start-width="0.3cm" draw:marker-end="" draw:marker-end-width="0.3cm" draw:textarea-vertical-align="middle" loext:decorative="false"/>
    </style:style>
    <style:style style:name="gr32" style:family="graphic" style:parent-style-name="standard">
      <style:graphic-properties svg:stroke-color="#000000" draw:fill-color="#f0e6ff" draw:textarea-horizontal-align="justify" draw:textarea-vertical-align="middle" draw:auto-grow-height="false" fo:min-height="0.59cm" fo:min-width="10.078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marker-start="" draw:marker-start-width="0.3cm" draw:marker-end="Arrow_20_concave" draw:marker-end-width="0.3cm" draw:textarea-vertical-align="middle" loext:decorative="false"/>
    </style:style>
    <style:style style:name="gr34" style:family="graphic" style:parent-style-name="standard">
      <style:graphic-properties svg:stroke-color="#000000" draw:fill-color="#f0e6ff" draw:textarea-horizontal-align="justify" draw:textarea-vertical-align="middle" draw:auto-grow-height="false" fo:min-height="0.841cm" fo:min-width="2.24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cc" draw:textarea-horizontal-align="justify" draw:textarea-vertical-align="middle" draw:auto-grow-height="false" fo:min-height="2.074cm" fo:min-width="4.326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0e6ff" draw:textarea-horizontal-align="justify" draw:textarea-vertical-align="middle" draw:auto-grow-height="false" fo:min-height="2.75cm" fo:min-width="4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top" draw:auto-grow-height="false" fo:min-height="11.23cm" fo:min-width="12.61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0e6ff" draw:textarea-horizontal-align="justify" draw:textarea-vertical-align="middle" draw:auto-grow-height="false" fo:min-height="0.95cm" fo:min-width="2.9cm" loext:decorative="false"/>
    </style:style>
    <style:style style:name="gr39" style:family="graphic" style:parent-style-name="standard">
      <style:graphic-properties svg:stroke-color="#000000" draw:fill-color="#ffffcc" draw:textarea-horizontal-align="justify" draw:textarea-vertical-align="middle" draw:auto-grow-height="false" fo:min-height="0.418cm" fo:min-width="1.646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ffcc" draw:textarea-horizontal-align="justify" draw:textarea-vertical-align="middle" draw:auto-grow-height="false" fo:min-height="0.596cm" fo:min-width="1.834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16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9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5.426cm" fo:min-width="17.061cm" loext:decorative="false"/>
    </style:style>
    <style:style style:name="gr44" style:family="graphic" style:parent-style-name="standard">
      <style:graphic-properties svg:stroke-color="#000000" draw:fill="gradient" draw:fill-color="#ffffff" draw:fill-gradient-name="Gradient_20_6" draw:gradient-step-count="64" draw:textarea-horizontal-align="justify" draw:textarea-vertical-align="middle" draw:auto-grow-height="false" fo:min-height="0.138cm" fo:min-width="0.284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hatch" draw:fill-color="#ffffff" draw:gradient-step-count="64" draw:fill-hatch-name="Hatching_20_3" draw:fill-hatch-solid="true" draw:textarea-horizontal-align="justify" draw:textarea-vertical-align="middle" draw:auto-grow-height="false" fo:min-height="0.138cm" fo:min-width="0.28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8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558cm" fo:min-width="2.802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1.892cm" fo:min-width="16.628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0.8cm" loext:decorative="false"/>
    </style:style>
    <style:style style:name="gr51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middle" draw:auto-grow-height="false" fo:min-height="1.45cm" fo:min-width="0.8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17.026cm" loext:decorative="false"/>
      <style:paragraph-properties style:writing-mode="lr-tb"/>
    </style:style>
    <style:style style:name="gr53" style:family="graphic" style:parent-style-name="standard">
      <style:graphic-properties svg:stroke-color="#000000" draw:marker-start="Arrow_20_concave" draw:marker-start-width="0.3cm" draw:marker-end="" draw:marker-end-width="0.3cm" draw:textarea-vertical-align="middle" loext:decorative="false"/>
    </style:style>
    <style:style style:name="gr54" style:family="graphic" style:parent-style-name="standard">
      <style:graphic-properties svg:stroke-color="#000000" draw:fill-color="#ffffcc" draw:textarea-horizontal-align="justify" draw:textarea-vertical-align="middle" draw:auto-grow-height="false" fo:min-height="0.907cm" fo:min-width="2.038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cc" draw:textarea-horizontal-align="justify" draw:textarea-vertical-align="middle" draw:auto-grow-height="false" fo:min-height="0.752cm" fo:min-width="1.167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top" draw:auto-grow-height="false" fo:min-height="4.85cm" fo:min-width="13.732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082cm" fo:min-width="3.442cm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833cm" fo:min-width="1.532cm" loext:decorative="false"/>
    </style:style>
    <style:style style:name="gr5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33cm" fo:min-width="1.532cm" draw:shadow-opacity="100%" loext:decorative="false"/>
    </style:style>
    <style:style style:name="gr60" style:family="graphic" style:parent-style-name="standard">
      <style:graphic-properties svg:stroke-width="0.02cm" svg:stroke-color="#000000" draw:marker-start-width="0.275cm" draw:marker-end-width="0.275cm" draw:fill-color="#efe5ff" draw:opacity="100%" draw:textarea-horizontal-align="justify" draw:textarea-vertical-align="middle" draw:auto-grow-height="false" fo:min-height="0.836cm" fo:min-width="0.374cm" fo:padding-top="0.135cm" fo:padding-bottom="0.135cm" fo:padding-left="0.26cm" fo:padding-right="0.26cm" draw:shadow-opacity="50%" loext:decorative="false"/>
    </style:style>
    <style:style style:name="gr61" style:family="graphic" style:parent-style-name="standard">
      <style:graphic-properties svg:stroke-color="#000000" draw:fill-color="#ffffcc" draw:textarea-horizontal-align="justify" draw:textarea-vertical-align="middle" draw:auto-grow-height="false" fo:min-height="0.644cm" fo:min-width="1.646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2cm" svg:stroke-color="#000000" draw:marker-start-width="0.26cm" draw:marker-end-width="0.26cm" draw:fill-color="#f0e6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63" style:family="graphic" style:parent-style-name="standard">
      <style:graphic-properties svg:stroke-color="#000000" draw:fill-color="#f0e6ff" draw:textarea-vertical-align="middle" loext:decorative="false"/>
    </style:style>
    <style:style style:name="gr64" style:family="graphic" style:parent-style-name="standard">
      <style:graphic-properties svg:stroke-width="0.02cm" svg:stroke-color="#000000" draw:marker-start-width="0.26cm" draw:marker-end-width="0.26cm" draw:fill="solid" draw:fill-color="#f0e6ff" draw:textarea-horizontal-align="justify" draw:textarea-vertical-align="middle" draw:auto-grow-height="false" fo:min-height="0cm" fo:min-width="0.966cm" fo:padding-top="0.135cm" fo:padding-bottom="0.135cm" fo:padding-left="0.26cm" fo:padding-right="0.26cm" loext:decorative="false"/>
    </style:style>
    <style:style style:name="gr65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0.836cm" fo:min-width="0.966cm" fo:padding-top="0.135cm" fo:padding-bottom="0.135cm" fo:padding-left="0.26cm" fo:padding-right="0.26cm" loext:decorative="false"/>
    </style:style>
    <style:style style:name="gr66" style:family="graphic" style:parent-style-name="standard">
      <style:graphic-properties svg:stroke-color="#000000" draw:fill-color="#f0e6ff" draw:opacity="50%" draw:textarea-horizontal-align="justify" draw:textarea-vertical-align="middle" draw:auto-grow-height="false" fo:min-height="0.856cm" fo:min-width="0cm" draw:shadow-opacity="50%" loext:decorative="false"/>
    </style:style>
    <style:style style:name="gr67" style:family="graphic" style:parent-style-name="standard">
      <style:graphic-properties svg:stroke-color="#000000" draw:fill-color="#ffffff" draw:textarea-horizontal-align="justify" draw:textarea-vertical-align="top" draw:auto-grow-height="false" fo:min-height="8.178cm" fo:min-width="13.732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-color="#f0e6ff" draw:textarea-horizontal-align="justify" draw:textarea-vertical-align="top" draw:auto-grow-height="false" fo:min-height="1.769cm" fo:min-width="11.121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dddddd" draw:textarea-horizontal-align="justify" draw:textarea-vertical-align="middle" draw:auto-grow-height="false" fo:min-height="0.533cm" fo:min-width="6.358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113cm" loext:decorative="false"/>
    </style:style>
    <style:style style:name="gr72" style:family="graphic" style:parent-style-name="standard">
      <style:graphic-properties svg:stroke-color="#000000" draw:marker-start="Arrow_20_concave" draw:marker-start-width="0.2cm" draw:marker-end="" draw:marker-end-width="0.2cm" draw:textarea-vertical-align="middle" loext:decorative="false"/>
    </style:style>
    <style:style style:name="gr73" style:family="graphic" style:parent-style-name="standard">
      <style:graphic-properties svg:stroke-color="#000000" draw:marker-start="Arrow_20_concave" draw:marker-start-width="0.2cm" draw:marker-end="Arrow_20_concave" draw:marker-end-width="0.2cm" draw:textarea-vertical-align="middle" loext:decorative="false"/>
    </style:style>
    <style:style style:name="gr74" style:family="graphic" style:parent-style-name="standard">
      <style:graphic-properties svg:stroke-color="#000000" draw:fill-color="#f0e6ff" draw:textarea-horizontal-align="justify" draw:textarea-vertical-align="middle" draw:auto-grow-height="false" fo:min-height="0.521cm" fo:min-width="9.755cm" style:writing-mode="lr-tb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512cm" fo:min-width="0.008cm" loext:decorative="false"/>
    </style:style>
    <style:style style:name="gr76" style:family="graphic" style:parent-style-name="standard">
      <style:graphic-properties svg:stroke-color="#000000" draw:fill-color="#f0e6ff" draw:textarea-horizontal-align="justify" draw:textarea-vertical-align="top" draw:auto-grow-height="false" fo:min-height="0.556cm" fo:min-width="9.776cm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9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1.532cm" loext:decorative="false"/>
    </style:style>
    <style:style style:name="gr7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174cm" fo:min-width="1.532cm" draw:shadow-opacity="100%" loext:decorative="false"/>
    </style:style>
    <style:style style:name="gr80" style:family="graphic" style:parent-style-name="standard">
      <style:graphic-properties svg:stroke-color="#000000" draw:fill-color="#ffffcc" draw:textarea-horizontal-align="justify" draw:textarea-vertical-align="middle" draw:auto-grow-height="false" fo:min-height="0.466cm" fo:min-width="1.288cm" fo:wrap-option="no-wrap" style:writing-mode="lr-tb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876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341cm" loext:decorative="false"/>
      <style:paragraph-properties style:writing-mode="lr-tb"/>
    </style:style>
    <style:style style:name="pr8" style:family="presentation" style:parent-style-name="master-title">
      <style:graphic-properties fo:min-height="1.741cm" loext:decorative="false"/>
      <style:paragraph-properties style:writing-mode="lr-tb"/>
    </style:style>
    <style:style style:name="pr9" style:family="presentation" style:parent-style-name="master-outline1">
      <style:graphic-properties fo:min-height="14.15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849cm" loext:decorative="false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67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2cm" loext:tab-stop-distance="0cm" style:writing-mode="lr-tb">
        <style:tab-stops>
          <style:tab-stop style:position="8.784cm" style:type="right"/>
          <style:tab-stop style:position="14.005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cm" fo:margin-bottom="0.2cm" fo:text-indent="0cm"/>
    </style:style>
    <style:style style:name="P21" style:family="paragraph">
      <loext:graphic-properties draw:fill-color="#ffffff"/>
      <style:paragraph-properties fo:margin-top="0cm" fo:margin-bottom="0.2cm"/>
      <style:text-properties fo:font-size="14pt" style:font-size-asian="14pt" style:font-size-complex="14pt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solid" draw:fill-color="#729fcf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-color="#729fcf" draw:opacity="50%"/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top="0cm" fo:margin-bottom="0.2cm"/>
    </style:style>
    <style:style style:name="P27" style:family="paragraph">
      <style:paragraph-properties fo:margin-top="0cm" fo:margin-bottom="0.2cm" loext:tab-stop-distance="0cm" style:writing-mode="lr-tb">
        <style:tab-stops>
          <style:tab-stop style:position="7.938cm"/>
        </style:tab-stops>
      </style:paragraph-properties>
    </style:style>
    <style:style style:name="P28" style:family="paragraph">
      <style:paragraph-properties fo:margin-top="0cm" fo:margin-bottom="0cm" loext:tab-stop-distance="0cm" style:writing-mode="lr-tb">
        <style:tab-stops>
          <style:tab-stop style:position="5.788cm"/>
        </style:tab-stops>
      </style:paragraph-properties>
    </style:style>
    <style:style style:name="P29" style:family="paragraph">
      <style:paragraph-properties fo:margin-top="0cm" fo:margin-bottom="0.4cm" loext:tab-stop-distance="0cm" style:writing-mode="lr-tb">
        <style:tab-stops>
          <style:tab-stop style:position="5.788cm"/>
        </style:tab-stops>
      </style:paragraph-properties>
    </style:style>
    <style:style style:name="P30" style:family="paragraph">
      <style:paragraph-properties fo:margin-top="0cm" fo:margin-bottom="0.2cm" loext:tab-stop-distance="0cm" style:writing-mode="lr-tb">
        <style:tab-stops>
          <style:tab-stop style:position="5.788cm"/>
        </style:tab-stops>
      </style:paragraph-properties>
    </style:style>
    <style:style style:name="P31" style:family="paragraph">
      <style:paragraph-properties fo:margin-top="0cm" fo:margin-bottom="0.2cm"/>
      <style:text-properties fo:font-size="28pt" style:font-size-asian="28pt" style:font-size-complex="28pt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text-align="start"/>
      <style:text-properties style:font-name="Liberation Mono" fo:font-size="18pt"/>
    </style:style>
    <style:style style:name="P35" style:family="paragraph">
      <style:paragraph-properties fo:margin-top="0cm" fo:margin-bottom="0cm"/>
    </style:style>
    <style:style style:name="P36" style:family="paragraph">
      <style:paragraph-properties fo:margin-top="0cm" fo:margin-bottom="0.8cm" loext:tab-stop-distance="0cm" style:writing-mode="lr-tb">
        <style:tab-stops>
          <style:tab-stop style:position="7.938cm"/>
        </style:tab-stops>
      </style:paragraph-properties>
    </style:style>
    <style:style style:name="P37" style:family="paragraph">
      <style:paragraph-properties fo:margin-top="0cm" fo:margin-bottom="0cm" loext:tab-stop-distance="0cm" style:writing-mode="lr-tb">
        <style:tab-stops>
          <style:tab-stop style:position="7.938cm"/>
        </style:tab-stops>
      </style:paragraph-properties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0" style:family="paragraph">
      <style:paragraph-properties fo:text-align="end" style:writing-mode="lr-tb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fo:font-size="16pt" fo:background-color="transparent" style:font-size-asian="16pt" style:font-size-complex="16pt"/>
    </style:style>
    <style:style style:name="P42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style:paragraph-properties fo:text-align="center" style:writing-mode="lr-tb"/>
      <style:text-properties fo:font-size="12pt" style:font-size-asian="12pt" style:font-size-complex="12pt"/>
    </style:style>
    <style:style style:name="P44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45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46" style:family="paragraph">
      <loext:graphic-properties draw:fill="gradient" draw:fill-color="#ffffff" draw:fill-gradient-name="Gradient_20_6" draw:gradient-step-count="64"/>
      <style:paragraph-properties fo:text-align="center" style:writing-mode="lr-tb"/>
      <style:text-properties fo:font-size="18pt" fo:font-style="normal" style:font-style-asian="normal" style:font-style-complex="normal"/>
    </style:style>
    <style:style style:name="P47" style:family="paragraph">
      <style:paragraph-properties fo:text-align="center" style:writing-mode="lr-tb"/>
      <style:text-properties fo:font-size="18pt" fo:font-style="normal" style:font-style-asian="normal" style:font-style-complex="normal"/>
    </style:style>
    <style:style style:name="P48" style:family="paragraph">
      <loext:graphic-properties draw:fill="hatch" draw:fill-color="#ffffff" draw:gradient-step-count="64" draw:fill-hatch-name="Hatching_20_3" draw:fill-hatch-solid="true"/>
      <style:paragraph-properties fo:text-align="center" style:writing-mode="lr-tb"/>
      <style:text-properties fo:font-size="18pt" fo:font-style="normal" style:font-style-asian="normal" style:font-style-complex="normal"/>
    </style:style>
    <style:style style:name="P49" style:family="paragraph">
      <loext:graphic-properties draw:fill-color="#eeeeee"/>
      <style:paragraph-properties fo:text-align="center"/>
    </style:style>
    <style:style style:name="P50" style:family="paragraph">
      <loext:graphic-properties draw:fill="hatch" draw:fill-color="#ffffff" draw:fill-hatch-name="Hatching_20_2" draw:fill-hatch-solid="true"/>
      <style:paragraph-properties fo:text-align="center"/>
      <style:text-properties fo:font-size="16pt" style:font-size-asian="16pt" style:font-size-complex="16pt"/>
    </style:style>
    <style:style style:name="P51" style:family="paragraph">
      <loext:graphic-properties draw:fill="none" draw:fill-color="#ffffff"/>
      <style:paragraph-properties fo:text-align="start"/>
      <style:text-properties fo:font-size="18pt"/>
    </style:style>
    <style:style style:name="P52" style:family="paragraph">
      <style:paragraph-properties fo:margin-left="0cm" fo:margin-right="0cm" fo:margin-top="0cm" fo:margin-bottom="0.2cm" fo:text-indent="-0.6cm"/>
    </style:style>
    <style:style style:name="P53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54" style:family="paragraph">
      <loext:graphic-properties draw:fill-color="#ffffff" draw:opacity="100%"/>
      <style:paragraph-properties fo:text-align="center"/>
    </style:style>
    <style:style style:name="P55" style:family="paragraph">
      <loext:graphic-properties draw:fill-color="#efe5ff" draw:opacity="100%"/>
      <style:paragraph-properties fo:text-align="center"/>
    </style:style>
    <style:style style:name="P56" style:family="paragraph">
      <loext:graphic-properties draw:fill-color="#f0e6ff"/>
      <style:paragraph-properties fo:text-align="center"/>
    </style:style>
    <style:style style:name="P57" style:family="paragraph">
      <loext:graphic-properties draw:fill="solid" draw:fill-color="#f0e6ff"/>
      <style:paragraph-properties fo:text-align="center"/>
      <style:text-properties fo:font-size="16pt" style:font-size-asian="16pt" style:font-size-complex="16pt"/>
    </style:style>
    <style:style style:name="P58" style:family="paragraph">
      <loext:graphic-properties draw:fill-color="#f0e6ff" draw:opacity="50%"/>
      <style:paragraph-properties fo:text-align="center"/>
      <style:text-properties fo:font-size="16pt" style:font-size-asian="16pt" style:font-size-complex="16pt"/>
    </style:style>
    <style:style style:name="P59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60" style:family="paragraph">
      <style:paragraph-properties fo:text-align="end"/>
    </style:style>
    <style:style style:name="P6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2" style:family="paragraph">
      <loext:graphic-properties draw:fill-color="#ffffff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28pt" fo:language="ru" fo:country="RU" style:font-size-asian="28pt" style:font-size-complex="28pt"/>
    </style:style>
    <style:style style:name="T12" style:family="text">
      <style:text-properties fo:font-size="28pt" fo:language="rue" fo:country="UA" style:font-size-asian="28pt" style:font-size-complex="28pt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font-size="16pt" fo:language="ru" fo:country="RU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6pt" fo:language="ru" fo:country="RU" style:font-size-asian="6pt" style:font-size-complex="6pt"/>
    </style:style>
    <style:style style:name="T1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20pt" fo:language="ru" fo:country="RU" fo:font-style="italic" style:font-size-asian="20pt" style:font-style-asian="italic" style:font-size-complex="20pt" style:font-style-complex="itali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6" style:family="text">
      <style:text-properties fo:color="#000000" loext:opacity="100%" fo:font-size="14pt" fo:language="ru" fo:country="RU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7" style:family="text">
      <style:text-properties fo:font-size="22pt" fo:language="ru" fo:country="RU" fo:font-style="normal" style:font-size-asian="22pt" style:font-style-asian="normal" style:font-size-complex="22pt" style:font-style-complex="normal"/>
    </style:style>
    <style:style style:name="T28" style:family="text">
      <style:text-properties fo:font-size="16pt" fo:language="en" fo:country="US" style:font-size-asian="16pt" style:font-size-complex="16pt"/>
    </style:style>
    <style:style style:name="T29" style:family="text">
      <style:text-properties fo:font-size="16pt" fo:language="ru" fo:country="RU" fo:background-color="transparent" style:font-size-asian="16pt" style:font-size-complex="16pt"/>
    </style:style>
    <style:style style:name="T30" style:family="text">
      <style:text-properties fo:font-size="12pt" fo:language="ru" fo:country="RU" style:font-size-asian="12pt" style:font-size-complex="12pt"/>
    </style:style>
    <style:style style:name="T31" style:family="text"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32" style:family="text">
      <style:text-properties fo:language="be" fo:country="BY"/>
    </style:style>
    <style:style style:name="T33" style:family="text">
      <style:text-properties fo:font-size="18pt" fo:font-style="normal" style:font-style-asian="normal" style:font-style-complex="normal"/>
    </style:style>
    <style:style style:name="T34" style:family="text">
      <style:text-properties fo:font-size="18pt" fo:language="ru" fo:country="RU"/>
    </style:style>
    <style:style style:name="T3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Архитектура</text:span><text:span text:style-name="T2"><text:line-break/></text:span><text:span text:style-name="T2">Общее устройство PostgreSQL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Клиент-серверный протокол</text:span></text:p>
              </text:list-item>
              <text:list-item>
                <text:p text:style-name="P8"><text:span text:style-name="T11">Транзакционность и механизмы ее реализации</text:span></text:p>
              </text:list-item>
              <text:list-item>
                <text:p text:style-name="P8"><text:span text:style-name="T12">Схема обработки и способы </text:span><text:span text:style-name="T11">выполнения запросов</text:span></text:p>
              </text:list-item>
              <text:list-item>
                <text:p text:style-name="P8"><text:span text:style-name="T11">Процессы и структуры памяти</text:span></text:p>
              </text:list-item>
              <text:list-item>
                <text:p text:style-name="P8"><text:span text:style-name="T11">Хранение данных на диске и работа с ними</text:span></text:p>
              </text:list-item>
              <text:list-item>
                <text:p text:style-name="P8"><text:span text:style-name="T11">Расширяемость систе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Клиент и сервер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11"><text:span text:style-name="T13"><text:tab/></text:span><text:span text:style-name="T13">подключение</text:span><text:span text:style-name="T13"><text:tab/></text:span><text:span text:style-name="T13">аутентификация</text:span></text:p>
              </text:list-item>
              <text:list-item>
                <text:p text:style-name="P11"><text:span text:style-name="T13"><text:tab/></text:span><text:span text:style-name="T13">формирование запросов</text:span><text:span text:style-name="T13"><text:tab/></text:span><text:span text:style-name="T13">выполнение запросов</text:span></text:p>
              </text:list-item>
              <text:list-item>
                <text:p text:style-name="P11"><text:span text:style-name="T13"><text:tab/></text:span><text:span text:style-name="T13">управление транзакциями</text:span><text:span text:style-name="T13"><text:tab/></text:span><text:span text:style-name="T13">поддержка транзакционности</text:span></text:p>
              </text:list-item>
            </text:list>
          </draw:text-box>
        </draw:frame>
        <draw:connector draw:style-name="gr3" draw:text-style-name="P13" draw:layer="layout" draw:type="line" svg:x1="9.9cm" svg:y1="7.958cm" svg:x2="15.268cm" svg:y2="7.955cm" draw:start-shape="id1" draw:start-glue-point="2" draw:end-shape="id2" draw:end-glue-point="3" svg:d="M9900 7958l5368-3" svg:viewBox="0 0 5369 4">
          <text:p text:style-name="P12"><text:span text:style-name="T14">протокол</text:span></text:p>
          <text:p text:style-name="P12"><text:span text:style-name="T15"/></text:p>
        </draw:connector>
        <draw:custom-shape draw:style-name="gr4" draw:text-style-name="P15" xml:id="id2" draw:id="id2" draw:layer="layout" svg:width="8cm" svg:height="6.91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7" draw:text-style-name="P17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custom-shape draw:style-name="gr8" draw:text-style-name="P15" draw:layer="layout" svg:width="4.5cm" svg:height="3cm" svg:x="5.8cm" svg:y="4.054cm">
          <text:p text:style-name="P14"><text:span text:style-name="T14">клиент Python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xml:id="id3" draw:id="id3" draw:layer="layout" svg:width="3cm" svg:height="1cm" draw:transform="rotate (1.5707963267949) translate (10.3cm 7.058cm)">
          <text:p text:style-name="P18"><text:span text:style-name="T6">psycopg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4.5cm" svg:height="3cm" svg:x="4.4cm" svg:y="6.454cm">
          <text:p text:style-name="P14"><text:span text:style-name="T14">клиент Java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xml:id="id1" draw:id="id1" draw:layer="layout" svg:width="3cm" svg:height="1cm" draw:transform="rotate (1.5707963267949) translate (8.9cm 9.458cm)">
          <text:p text:style-name="P18"><text:span text:style-name="T6">JDBC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4.5cm" svg:height="3cm" svg:x="3cm" svg:y="8.854cm">
          <text:p text:style-name="P14"><text:span text:style-name="T14">клиент 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xml:id="id4" draw:id="id4" draw:layer="layout" svg:width="3cm" svg:height="1cm" draw:transform="rotate (1.5707963267949) translate (7.5cm 11.858cm)">
          <text:p text:style-name="P18"><text:span text:style-name="T6">libpq</text:span>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" svg:x1="11.3cm" svg:y1="5.558cm" svg:x2="15.268cm" svg:y2="7.955cm" draw:start-shape="id3" draw:start-glue-point="2" draw:end-shape="id2" draw:end-glue-point="3" svg:d="M11300 5558l3968 2397" svg:viewBox="0 0 3969 2398">
          <text:p/>
        </draw:connector>
        <draw:connector draw:style-name="gr10" draw:text-style-name="P13" draw:layer="layout" draw:type="line" svg:x1="8.5cm" svg:y1="10.358cm" svg:x2="15.268cm" svg:y2="7.955cm" draw:start-shape="id4" draw:start-glue-point="2" draw:end-shape="id2" svg:d="M8500 10358l6768-2403" svg:viewBox="0 0 6769 2404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1" draw:layer="layout" svg:width="16.799cm" svg:height="14.876cm" svg:x="2.1cm" svg:y="14.107cm" presentation:class="notes" presentation:user-transformed="true">
            <draw:text-box>
              <text:p text:style-name="P20"><text:span text:style-name="T6">Клиентское приложение — например, psql или любая другая программа, написанная на любом языке программирования, — подключается к серверу и «общается» с ним. Чтобы клиент и сервер понимали друг друга, они должны использовать один и тот же </text:span><text:span text:style-name="T17">протокол </text:span><text:span text:style-name="T6">взаимодействия. Обычно клиент использует </text:span><text:span text:style-name="T17">драйвер,</text:span><text:span text:style-name="T6"> реализующий протокол и предоставляющий набор функций для использования</text:span><text:span text:style-name="T6"><text:line-break/></text:span><text:span text:style-name="T6">в программе. Внутри драйвер может пользоваться стандартной реализацией протокола (библиотекой libpq), либо реализовывать этот протокол самостоятельно.</text:span></text:p>
              <text:p text:style-name="P20"><text:span text:style-name="T18">Не так важно, на каком языке написан клиент — за разным синтаксисом будут стоять возможности, определенные протоколом. Мы будем использовать для примеров язык SQL с помощью клиента psql.</text:span><text:span text:style-name="T18"><text:line-break/></text:span><text:span text:style-name="T18">В реальной жизни клиентскую часть на SQL пишут редко, <text:s/>но нам это удобно для учебных целей</text:span><text:span text:style-name="T6">. Мы рассчитываем, что сопоставить команды SQL с аналогичными возможностями какого-либо другого языка программирования не составит для вас большого труда.</text:span></text:p>
              <text:p text:style-name="P20"><text:span text:style-name="T6">Протокол позволяет клиенту подключиться к одной из баз данных кластера. При этом сервер выполняет </text:span><text:span text:style-name="T17">аутентификацию</text:span><text:span text:style-name="T6"> — <text:s/>решает, можно ли разрешить подключение, например, запросив пароль.</text:span></text:p>
              <text:p text:style-name="P20"><text:span text:style-name="T6">Далее клиент посылает серверу запросы на языке SQL, а сервер выполняет их и возвращает результат. Наличие мощного и удобного языка запросов — одна из особенностей реляционных СУБД.</text:span></text:p>
              <text:p text:style-name="P20"><text:span text:style-name="T6">Другая особенность — поддержка согласованной работы транзакций.</text:span></text:p>
              <text:p text:style-name="P20"><text:span text:style-name="T19"><text:a xlink:href="https://postgrespro.ru/docs/postgresql/16/protocol" xlink:type="simple">https://postgrespro.ru/docs/postgresql/16/protocol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ранзакции</text:span></text:p>
          </draw:text-box>
        </draw:frame>
        <draw:custom-shape draw:style-name="gr8" draw:text-style-name="P15" draw:layer="layout" svg:width="4.5cm" svg:height="3cm" svg:x="4.4cm" svg:y="6.454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6.904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cm" svg:height="1cm" draw:transform="rotate (1.5707963267949) translate (8.9cm 9.458cm)">
          <text:p text:style-name="P18"><text:span text:style-name="T6">драйвер</text:span></text:p>
          <draw:enhanced-geometry svg:viewBox="0 0 21600 21600" draw:type="rectangle" draw:enhanced-path="M 0 0 L 21600 0 21600 21600 0 21600 0 0 Z N"/>
        </draw:custom-shape>
        <draw:path draw:style-name="gr12" draw:text-style-name="P22" draw:layer="layout" svg:width="2.024cm" svg:height="2.018cm" svg:x="16.846cm" svg:y="6.901cm" svg:viewBox="0 0 2025 2019" svg:d="M1292 0c-27 0-53 12-68 33l-154 226c-41-3-82-3-124 0l-160-216c-20-27-60-39-92-26l-180 75c-33 14-53 50-46 86l50 259c-31 26-58 55-84 85l-269-40c-33-5-69 12-83 46l-75 180-1 1c-15 36-1 73 29 94l223 150c-3 44-2 89 4 133l-212 154c0 0 0 1-1 1-28 20-40 57-25 92l31 77 1 1 31 76c0 0 0 1 1 1 15 38 48 52 84 47 1 0 1 0 1 0l258-42c28 35 59 67 92 95l-50 264c-7 37 10 73 47 87l180 74c35 14 72 2 93-27l160-219c39 3 79 3 119 0l149 218c21 32 60 42 94 28l180-75c35-15 52-51 46-84l-41-266c32-27 61-57 88-88l268 50h1c34 6 68-13 83-43v1l1-1c0-1 0-2 1-3 0-1 1-1 1-2l71-174 1-1c1-1 2-3 2-5 2-5 4-11 5-17 5-31-9-58-32-75l-222-163c3-36 4-72 2-108l222-153c32-23 41-62 27-94l-43-103-42-102c-14-33-47-54-86-46l-264 50c-25-27-52-51-80-75l42-273c5-31-9-59-31-75-8-5-16-8-16-8 0 0-1-1-2-1h-2l-172-71-1-1c-1-1-2-1-3-2-1 0-1 0-1 0-8-3-17-5-26-5zM1017 727c111 0 216 65 261 174 61 145-8 311-153 371s-311-8-371-153 8-310 153-371c36-15 73-21 110-21z">
          <text:p/>
        </draw:path>
        <draw:path draw:style-name="gr6" draw:text-style-name="P17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6" draw:text-style-name="P17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13" draw:text-style-name="P22" draw:layer="layout" svg:width="1.343cm" svg:height="1.342cm" svg:x="18.314cm" svg:y="6.054cm" svg:viewBox="0 0 1344 1343" svg:d="M1068 126c-16-6-35-5-48 4 0 1 0 1 0 1l-144 101c-24-12-50-21-76-29l-47-167c-5-20-27-37-49-36l-125 4c-24 1-44 18-48 41l-29 168c-24 9-47 19-70 32l-152-86h-1c-18-10-44-8-60 9l-86 91h-1c-17 19-18 44-4 64l100 141c-12 26-21 53-28 81l-163 45c-22 6-38 25-37 50l2 53v1l1 53c1 27 18 43 41 48l165 34c9 27 20 53 34 78l-91 148c-12 20-10 46 9 63l92 85c18 17 42 18 61 5l147-95c23 11 47 20 71 27l40 165c6 24 27 39 51 38l125-4c24-1 43-18 47-39l36-170c26-9 50-20 73-33l150 91c1 0 1 0 1 0 19 12 44 8 59-7l1 1v-1c1 0 1-1 2-1 0 0 0-1 1-1l82-89h1c1-1 1-1 2-2 3-3 5-6 7-10 10-17 8-37-2-52l-97-149c10-20 19-42 26-65l169-41c25-6 38-28 38-51l-3-71-2-71c-1-23-16-43-41-48l-171-30c-8-22-19-42-31-63l88-155c10-17 8-37-2-52-3-5-7-9-7-9-1 0-1 0-1-1h-1l-88-82v-1c-1-1-1-1-2-2-5-4-10-7-15-9zM737 501c66 25 115 89 117 165 4 101-75 185-177 188-101 3-185-76-188-177-4-101 75-185 176-188 26-1 50 3 72 12z">
          <text:p/>
        </draw:path>
        <draw:path draw:style-name="gr7" draw:text-style-name="P17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path draw:style-name="gr7" draw:text-style-name="P17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g draw:style-name="gr14">
          <draw:custom-shape draw:style-name="gr15" draw:text-style-name="P12" xml:id="id5" draw:id="id5" draw:layer="layout" svg:width="0.254cm" svg:height="0.254cm" svg:x="19.27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6" draw:id="id6" draw:layer="layout" svg:width="0.254cm" svg:height="0.254cm" svg:x="18.88cm" svg:y="10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7" draw:id="id7" draw:layer="layout" svg:width="0.254cm" svg:height="0.254cm" svg:x="19.681cm" svg:y="10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8" draw:id="id8" draw:layer="layout" svg:width="0.254cm" svg:height="0.254cm" svg:x="18.6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9" draw:id="id9" draw:layer="layout" svg:width="0.254cm" svg:height="0.254cm" svg:x="19.0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0" draw:id="id10" draw:layer="layout" svg:width="0.254cm" svg:height="0.254cm" svg:x="19.4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" draw:id="id11" draw:layer="layout" svg:width="0.254cm" svg:height="0.254cm" svg:x="19.882cm" svg:y="10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2" draw:layer="layout" draw:type="line" svg:x1="19.316cm" svg:y1="9.742cm" svg:x2="19.097cm" svg:y2="10.063cm" draw:start-shape="id5" draw:start-glue-point="7" draw:end-shape="id6" draw:end-glue-point="11" svg:d="M19316 9742l-219 321" svg:viewBox="0 0 220 322">
            <text:p/>
          </draw:connector>
          <draw:connector draw:style-name="gr16" draw:text-style-name="P12" draw:layer="layout" draw:type="line" svg:x1="19.496cm" svg:y1="9.742cm" svg:x2="19.718cm" svg:y2="10.064cm" draw:start-shape="id5" draw:start-glue-point="9" draw:end-shape="id7" draw:end-glue-point="5" svg:d="M19496 9742l222 322" svg:viewBox="0 0 223 323">
            <text:p/>
          </draw:connector>
          <draw:connector draw:style-name="gr16" draw:text-style-name="P12" draw:layer="layout" draw:type="line" svg:x1="19.007cm" svg:y1="10.28cm" svg:x2="18.808cm" svg:y2="10.527cm" draw:start-shape="id6" draw:start-glue-point="8" draw:end-shape="id8" draw:end-glue-point="4" svg:d="M19007 10280l-199 247" svg:viewBox="0 0 200 248">
            <text:p/>
          </draw:connector>
          <draw:connector draw:style-name="gr16" draw:text-style-name="P12" draw:layer="layout" draw:type="line" svg:x1="19.007cm" svg:y1="10.28cm" svg:x2="19.208cm" svg:y2="10.527cm" draw:start-shape="id6" draw:start-glue-point="8" draw:end-shape="id9" svg:d="M19007 10280l201 247" svg:viewBox="0 0 202 248">
            <text:p/>
          </draw:connector>
          <draw:connector draw:style-name="gr16" draw:text-style-name="P12" draw:layer="layout" draw:type="line" svg:x1="19.808cm" svg:y1="10.281cm" svg:x2="19.608cm" svg:y2="10.527cm" draw:start-shape="id7" draw:end-shape="id10" draw:end-glue-point="4" svg:d="M19808 10281l-200 246" svg:viewBox="0 0 201 247">
            <text:p/>
          </draw:connector>
          <draw:connector draw:style-name="gr16" draw:text-style-name="P12" draw:layer="layout" draw:type="line" svg:x1="19.808cm" svg:y1="10.281cm" svg:x2="20.009cm" svg:y2="10.528cm" draw:start-shape="id7" draw:start-glue-point="8" draw:end-shape="id11" draw:end-glue-point="4" svg:d="M19808 10281l201 247" svg:viewBox="0 0 202 248">
            <text:p/>
          </draw:connector>
        </draw:g>
        <draw:g draw:style-name="gr14">
          <draw:custom-shape draw:style-name="gr17" draw:text-style-name="P23" draw:layer="layout" svg:width="1.6cm" svg:height="0.184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4" draw:layer="layout" svg:width="1.6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6.8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7.2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7.656cm" svg:y="9.525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3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7"><text:span text:style-name="T13"/></text:p>
              </text:list-item>
              <text:list-item>
                <text:p text:style-name="P27"><text:span text:style-name="T13"/></text:p>
              </text:list-item>
              <text:list-item>
                <text:p text:style-name="P28"><text:span text:style-name="T13">атомарность</text:span><text:span text:style-name="T13"><text:tab/></text:span><text:span text:style-name="T13">— </text:span><text:span text:style-name="T20">все или ничего</text:span></text:p>
              </text:list-item>
              <text:list-item>
                <text:p text:style-name="P28"><text:span text:style-name="T13">согласованность</text:span><text:span text:style-name="T13"><text:tab/></text:span><text:span text:style-name="T13">— </text:span><text:span text:style-name="T20">ограничения целостности и пользовательские ограничения</text:span></text:p>
              </text:list-item>
              <text:list-item>
                <text:p text:style-name="P29"><text:span text:style-name="T13">изоляция</text:span><text:span text:style-name="T13"><text:tab/></text:span><text:span text:style-name="T13">— </text:span><text:span text:style-name="T20">влияние параллельных процессов</text:span></text:p>
              </text:list-item>
              <text:list-item>
                <text:p text:style-name="P30"><text:span text:style-name="T13">долговечность</text:span><text:span text:style-name="T13"><text:tab/></text:span><text:span text:style-name="T13">— </text:span><text:span text:style-name="T20">сохранность данных даже после сбоя</text:span></text:p>
              </text:list-item>
            </text:list>
          </draw:text-box>
        </draw:frame>
        <draw:connector draw:style-name="gr20" draw:text-style-name="P32" draw:layer="layout" draw:type="line" svg:x1="9.9cm" svg:y1="7.94cm" svg:x2="15.268cm" svg:y2="7.934cm" svg:d="M9900 7940l5368-6" svg:viewBox="0 0 5369 7">
          <text:p text:style-name="P12"><text:span text:style-name="T6">операции</text:span></text:p>
          <text:p text:style-name="P12"><text:span text:style-name="T21"/></text:p>
        </draw:connector>
        <draw:connector draw:style-name="gr20" draw:text-style-name="P32" draw:layer="layout" draw:type="line" svg:x1="9.9cm" svg:y1="8.701cm" svg:x2="15.268cm" svg:y2="8.695cm" svg:d="M9900 8701l5368-6" svg:viewBox="0 0 5369 7">
          <text:p text:style-name="P12"><text:span text:style-name="T6">COMMIT /</text:span></text:p>
          <text:p text:style-name="P12"><text:span text:style-name="T21">ROLLBACK;</text:span></text:p>
        </draw:connector>
        <draw:connector draw:style-name="gr20" draw:text-style-name="P32" draw:layer="layout" draw:type="line" svg:x1="9.9cm" svg:y1="7.101cm" svg:x2="15.268cm" svg:y2="7.095cm" svg:d="M9900 7101l5368-6" svg:viewBox="0 0 5369 7">
          <text:p text:style-name="P12"><text:span text:style-name="T6">BEGIN;</text:span></text:p>
          <text:p text:style-name="P12"><text:span text:style-name="T6"/></text:p>
        </draw:connector>
        <draw:custom-shape draw:style-name="gr4" draw:text-style-name="P15" draw:layer="layout" svg:width="8cm" svg:height="6.91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7" draw:text-style-name="P17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3" draw:layer="layout" svg:width="16.799cm" svg:height="14.341cm" svg:x="2.1cm" svg:y="14.107cm" presentation:class="notes" presentation:user-transformed="true">
            <draw:text-box>
              <text:p text:style-name="P20"><text:span text:style-name="T6">Под </text:span><text:span text:style-name="T17">транзакцией</text:span><text:span text:style-name="T6"> понимается последовательность операций, которая сохраняет согласованность данных при условии, что операции выполнены полностью и без помех со стороны других транзакций.</text:span></text:p>
              <text:p text:style-name="P20"><text:span text:style-name="T6">От транзакций ожидают выполнения четырех свойств (ACID):</text:span></text:p>
              <text:list text:style-name="L1">
                <text:list-item>
                  <text:p text:style-name="P20"><text:span text:style-name="T6">Атомарность: транзакция либо выполняется полностью, либо</text:span><text:span text:style-name="T6"><text:line-break/></text:span><text:span text:style-name="T6">не выполняется вовсе. Для этого начало транзакции отмечается командой BEGIN, а конец — либо COMMIT (фиксация изменений), </text:span><text:span text:style-name="T6"><text:line-break/></text:span><text:span text:style-name="T6">либо ROLLBACK (отмена изменений).</text:span></text:p>
                </text:list-item>
                <text:list-item>
                  <text:p text:style-name="P20"><text:span text:style-name="T6">Согласованность: транзакция переводит базу данных из одного согласованного состояния в другое согласованное состояние (согласованность - соблюдение установленных ограничений).</text:span></text:p>
                </text:list-item>
                <text:list-item>
                  <text:p text:style-name="P20"><text:span text:style-name="T6">Изоляция: другие транзакции, выполняющиеся одновременно</text:span><text:span text:style-name="T6"><text:line-break/></text:span><text:span text:style-name="T6">с данной, не должны оказывать на нее влияния.</text:span></text:p>
                </text:list-item>
                <text:list-item>
                  <text:p text:style-name="P20"><text:span text:style-name="T6">Долговечность: после того, как данные зафиксированы, они не должны потеряться даже в случае сбоя.</text:span></text:p>
                </text:list-item>
              </text:list>
              <text:p text:style-name="P20"><text:span text:style-name="T18">За управление транзакциями (то есть за определение команд, составляющих транзакцию, и за фиксацию или отмену транзакции)</text:span><text:span text:style-name="T18"><text:line-break/></text:span><text:span text:style-name="T18">в PostgreSQL, как правило, отвечает клиентское приложение. На стороне сервера у</text:span><text:span text:style-name="T6">правлять транзакциями могут хранимые процедуры.</text:span></text:p>
              <text:p text:style-name="P20"><text:span text:style-name="T19"><text:a xlink:href="https://postgrespro.ru/docs/postgresql/16/sql-begin" xlink:type="simple">https://postgrespro.ru/docs/postgresql/16/sql-begin</text:a></text:span></text:p>
              <text:p text:style-name="P20"><text:span text:style-name="T19"><text:a xlink:href="https://postgrespro.ru/docs/postgresql/16/sql-savepoint" xlink:type="simple">https://postgrespro.ru/docs/postgresql/16/sql-savepoint</text:a></text:span></text:p>
              <text:p text:style-name="P20"><text:span text:style-name="T19"><text:a xlink:href="https://postgrespro.ru/docs/postgresql/16/transactions" xlink:type="simple">https://postgrespro.ru/docs/postgresql/16/transactions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Выполнение запроса</text:span></text:p>
          </draw:text-box>
        </draw:frame>
        <draw:custom-shape draw:style-name="gr8" draw:text-style-name="P15" draw:layer="layout" svg:width="4.5cm" svg:height="3cm" svg:x="4.4cm" svg:y="6.454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cm" svg:height="1cm" draw:transform="rotate (1.5707963267949) translate (8.9cm 9.458cm)">
          <text:p text:style-name="P18"><text:span text:style-name="T6">драйвер</text:span></text:p>
          <draw:enhanced-geometry svg:viewBox="0 0 21600 21600" draw:type="rectangle" draw:enhanced-path="M 0 0 L 21600 0 21600 21600 0 21600 0 0 Z N"/>
        </draw:custom-shape>
        <draw:frame presentation:style-name="pr4" draw:text-style-name="P3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7"><text:span text:style-name="T13"/></text:p>
              </text:list-item>
              <text:list-item>
                <text:p text:style-name="P27"><text:span text:style-name="T13">разбор</text:span><text:span text:style-name="T13"><text:tab/></text:span><text:span text:style-name="T13">← </text:span><text:span text:style-name="T20">системный каталог</text:span></text:p>
              </text:list-item>
              <text:list-item>
                <text:p text:style-name="P27"><text:span text:style-name="T13">переписывание</text:span><text:span text:style-name="T13"><text:tab/></text:span><text:span text:style-name="T13">← </text:span><text:span text:style-name="T20">правила</text:span></text:p>
              </text:list-item>
              <text:list-item>
                <text:p text:style-name="P27"><text:span text:style-name="T13">планирование</text:span><text:span text:style-name="T13"><text:tab/></text:span><text:span text:style-name="T13">← </text:span><text:span text:style-name="T20">статистика</text:span></text:p>
              </text:list-item>
              <text:list-item>
                <text:p text:style-name="P27"><text:span text:style-name="T13">выполнение</text:span><text:span text:style-name="T13"><text:tab/></text:span><text:span text:style-name="T13">← </text:span><text:span text:style-name="T20">данные</text:span></text:p>
              </text:list-item>
            </text:list>
          </draw:text-box>
        </draw:frame>
        <draw:connector draw:style-name="gr20" draw:text-style-name="P13" draw:layer="layout" draw:type="line" svg:x1="9.9cm" svg:y1="7.619cm" svg:x2="15.268cm" svg:y2="7.613cm" svg:d="M9900 7619l5368-6" svg:viewBox="0 0 5369 7">
          <text:p text:style-name="P12"><text:span text:style-name="T6">запрос</text:span></text:p>
          <text:p text:style-name="P12"><text:span text:style-name="T6"/></text:p>
        </draw:connector>
        <draw:connector draw:style-name="gr22" draw:text-style-name="P13" draw:layer="layout" draw:type="line" svg:x1="9.9cm" svg:y1="8.38cm" svg:x2="15.268cm" svg:y2="8.374cm" svg:d="M9900 8380l5368-6" svg:viewBox="0 0 5369 7">
          <text:p text:style-name="P12"><text:span text:style-name="T6">результат</text:span></text:p>
          <text:p text:style-name="P12"><text:span text:style-name="T21"/></text:p>
        </draw:connector>
        <draw:custom-shape draw:style-name="gr4" draw:text-style-name="P15" draw:layer="layout" svg:width="8cm" svg:height="6.91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7" draw:text-style-name="P17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1" draw:layer="layout" svg:width="16.799cm" svg:height="14.876cm" svg:x="2.1cm" svg:y="14.107cm" presentation:class="notes" presentation:user-transformed="true">
            <draw:text-box>
              <text:p text:style-name="P20"><text:span text:style-name="T23">Выполнение запроса — довольно сложная задача. Запрос передается от клиента серверу в виде текста. Текст надо </text:span><text:span text:style-name="T24">разобрать</text:span><text:span text:style-name="T18"> — выполнить синтаксический разбор (складываются ли буквы в слова, а слова </text:span><text:span text:style-name="T6">—</text:span><text:span text:style-name="T6"><text:line-break/></text:span><text:span text:style-name="T6">в команды) и семантический разбор (есть ли в базе данных таблицы</text:span><text:span text:style-name="T6"><text:line-break/></text:span><text:span text:style-name="T6">и другие объекты, на которые запрос ссылается по имени). Для этого требуется информация о том, что вообще содержится в базе данных. Такая </text:span><text:span text:style-name="T17">мета-</text:span><text:span text:style-name="T6">информация называется </text:span><text:span text:style-name="T17">системным каталогом</text:span><text:span text:style-name="T6">, она хранится в самой базе данных в специальных таблицах.</text:span></text:p>
              <text:p text:style-name="P20"><text:span text:style-name="T6">Запрос может </text:span><text:span text:style-name="T17">переписываться</text:span><text:span text:style-name="T6"> (трансформироваться) — например, вместо имени представления подставляется текст запроса. Можно придумать и свои трансформации, для чего есть механизм </text:span><text:span text:style-name="T17">правил.</text:span></text:p>
              <text:p text:style-name="P20"><text:span text:style-name="T25">SQL — декларативный язык: запрос, составленный на нем, говорит</text:span><text:span text:style-name="T25"><text:line-break/></text:span><text:span text:style-name="T25">о том, какие данные надо получить, но не говорит, как это сделать. Поэтому запрос (уже разобранный и представленный в виде дерева), передается </text:span><text:span text:style-name="T17">планировщику</text:span><text:span text:style-name="T25">, который разрабатывает </text:span><text:span text:style-name="T17">план выполнения</text:span><text:span text:style-name="T25">. Например, планировщик решает, надо ли использовать индексы. Чтобы качественно спланировать работу, планировщику нужна информация</text:span><text:span text:style-name="T25"><text:line-break/></text:span><text:span text:style-name="T25">о размере таблиц и о распределении данных в них — </text:span><text:span text:style-name="T17">статистика</text:span><text:span text:style-name="T25">.</text:span></text:p>
              <text:p text:style-name="P20"><text:span text:style-name="T25">Далее запрос выполняется в соответствии с планом и результат возвращается клиенту — целиком и полностью:</text:span></text:p>
              <text:p text:style-name="P20"><text:span text:style-name="T26"><text:a xlink:href="https://postgrespro.ru/docs/postgresql/16/query-path" xlink:type="simple">https://postgrespro.ru/docs/postgresql/16/query-path</text:a></text:span></text:p>
              <text:p text:style-name="P20"><text:span text:style-name="T25">Это удобный и простой способ для небольших выборок, он обеспечи-вается </text:span><text:span text:style-name="T17">простым режимом</text:span><text:span text:style-name="T25"> протокола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одготовка операторов</text:span></text:p>
          </draw:text-box>
        </draw:frame>
        <draw:custom-shape draw:style-name="gr8" draw:text-style-name="P15" draw:layer="layout" svg:width="4.5cm" svg:height="3cm" svg:x="4.4cm" svg:y="6.454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cm" svg:height="1cm" draw:transform="rotate (1.5707963267949) translate (8.9cm 9.458cm)">
          <text:p text:style-name="P18"><text:span text:style-name="T6">драйвер</text:span></text:p>
          <draw:enhanced-geometry svg:viewBox="0 0 21600 21600" draw:type="rectangle" draw:enhanced-path="M 0 0 L 21600 0 21600 21600 0 21600 0 0 Z N"/>
        </draw:custom-shape>
        <draw:frame presentation:style-name="pr4" draw:text-style-name="P3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35"><text:span text:style-name="T13">разбор</text:span></text:p>
              </text:list-item>
              <text:list-item>
                <text:p text:style-name="P36"><text:span text:style-name="T13">переписывание</text:span></text:p>
              </text:list-item>
              <text:list-item>
                <text:p text:style-name="P37"><text:span text:style-name="T27">привязка</text:span><text:span text:style-name="T27"><text:tab/></text:span><text:span text:style-name="T27">← </text:span><text:span text:style-name="T20">значения параметров</text:span></text:p>
              </text:list-item>
              <text:list-item>
                <text:p text:style-name="P37"><text:span text:style-name="T13">планирование</text:span></text:p>
              </text:list-item>
              <text:list-item>
                <text:p text:style-name="P27"><text:span text:style-name="T13">выполнение</text:span></text:p>
              </text:list-item>
            </text:list>
          </draw:text-box>
        </draw:frame>
        <draw:connector draw:style-name="gr20" draw:text-style-name="P32" draw:layer="layout" draw:type="line" svg:x1="9.9cm" svg:y1="8.019cm" svg:x2="15.268cm" svg:y2="8.013cm" svg:d="M9900 8019l5368-6" svg:viewBox="0 0 5369 7">
          <text:p text:style-name="P12"><text:span text:style-name="T6">привязка</text:span></text:p>
          <text:p text:style-name="P12"><text:span text:style-name="T21"/></text:p>
        </draw:connector>
        <draw:connector draw:style-name="gr22" draw:text-style-name="P32" draw:layer="layout" draw:type="line" svg:x1="9.9cm" svg:y1="8.78cm" svg:x2="15.268cm" svg:y2="8.774cm" svg:d="M9900 8780l5368-6" svg:viewBox="0 0 5369 7">
          <text:p text:style-name="P12"><text:span text:style-name="T6">результат</text:span></text:p>
          <text:p text:style-name="P12"><text:span text:style-name="T21"/></text:p>
        </draw:connector>
        <draw:connector draw:style-name="gr20" draw:text-style-name="P32" draw:layer="layout" draw:type="line" svg:x1="9.9cm" svg:y1="7.18cm" svg:x2="15.268cm" svg:y2="7.174cm" svg:d="M9900 7180l5368-6" svg:viewBox="0 0 5369 7">
          <text:p text:style-name="P12"><text:span text:style-name="T6">подготовка</text:span></text:p>
          <text:p text:style-name="P12"><text:span text:style-name="T6"/></text:p>
        </draw:connector>
        <draw:line draw:style-name="gr23" draw:text-style-name="P38" draw:layer="layout" svg:x1="1.2cm" svg:y1="14.424cm" svg:x2="6.858cm" svg:y2="14.478cm">
          <text:p/>
        </draw:line>
        <draw:custom-shape draw:style-name="gr4" draw:text-style-name="P15" draw:layer="layout" svg:width="8cm" svg:height="6.91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7" draw:text-style-name="P17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user-transformed="true">
            <draw:text-box>
              <text:p text:style-name="P20"><text:span text:style-name="T6">Итак, каждый запрос проходит перечисленные ранее шаги: разбор, переписывание, планирование и выполнение. Но если один и тот же запрос (с точностью до параметров) выполняется много раз, нет смысла каждый раз разбирать его заново.</text:span></text:p>
              <text:p text:style-name="P20"><text:span text:style-name="T6">Поэтому кроме обычного выполнения запросов протокол PostgreSQL предусматривает </text:span><text:span text:style-name="T17">расширенный режим</text:span><text:span text:style-name="T6">, который позволяет более детально управлять выполнением операторов.</text:span></text:p>
              <text:p text:style-name="P20"><text:span text:style-name="T6">В качестве одной из возможностей расширенный режим позволяет </text:span><text:span text:style-name="T17">подготовить</text:span><text:span text:style-name="T6"> запрос — заранее выполнить разбор и переписывание</text:span><text:span text:style-name="T6"><text:line-break/></text:span><text:span text:style-name="T6">и запомнить дерево разбора.</text:span></text:p>
              <text:p text:style-name="P20"><text:span text:style-name="T6">При выполнении запроса выполняется </text:span><text:span text:style-name="T17">привязка</text:span><text:span text:style-name="T6"> конкретных значений параметров. Если необходимо, здесь выполняется планирование</text:span><text:span text:style-name="T6"><text:line-break/></text:span><text:span text:style-name="T6">(в некоторых случаях PostgreSQL запоминает план запроса и не выполняет повторно этот шаг). Затем запрос выполняется.</text:span></text:p>
              <text:p text:style-name="P20"><text:span text:style-name="T6">Еще одно преимущество использования подготовленных операторов — невозможность внедрения SQL-кода.</text:span></text:p>
              <text:p text:style-name="P20"><text:span text:style-name="T19"><text:a xlink:href="https://postgrespro.ru/docs/postgresql/16/sql-prepare" xlink:type="simple">https://postgrespro.ru/docs/postgresql/16/sql-prepare</text:a></text:span></text:p>
              <text:p text:style-name="P20"><text:span text:style-name="T19"><text:a xlink:href="https://postgrespro.ru/docs/postgresql/16/sql-execute" xlink:type="simple">https://postgrespro.ru/docs/postgresql/16/sql-execute</text:a></text:span></text:p>
              <text:p text:style-name="P20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Курсоры</text:span></text:p>
          </draw:text-box>
        </draw:frame>
        <draw:custom-shape draw:style-name="gr8" draw:text-style-name="P15" draw:layer="layout" svg:width="4.5cm" svg:height="3cm" svg:x="4.4cm" svg:y="6.454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6.904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cm" svg:height="1cm" draw:transform="rotate (1.5707963267949) translate (8.9cm 9.458cm)">
          <text:p text:style-name="P18"><text:span text:style-name="T6">драйвер</text:span></text:p>
          <draw:enhanced-geometry svg:viewBox="0 0 21600 21600" draw:type="rectangle" draw:enhanced-path="M 0 0 L 21600 0 21600 21600 0 21600 0 0 Z N"/>
        </draw:custom-shape>
        <draw:path draw:style-name="gr12" draw:text-style-name="P22" draw:layer="layout" svg:width="2.024cm" svg:height="2.018cm" svg:x="16.846cm" svg:y="6.901cm" svg:viewBox="0 0 2025 2019" svg:d="M1292 0c-27 0-53 12-68 33l-154 226c-41-3-82-3-124 0l-160-216c-20-27-60-39-92-26l-180 75c-33 14-53 50-46 86l50 259c-31 26-58 55-84 85l-269-40c-33-5-69 12-83 46l-75 180-1 1c-15 36-1 73 29 94l223 150c-3 44-2 89 4 133l-212 154c0 0 0 1-1 1-28 20-40 57-25 92l31 77 1 1 31 76c0 0 0 1 1 1 15 38 48 52 84 47 1 0 1 0 1 0l258-42c28 35 59 67 92 95l-50 264c-7 37 10 73 47 87l180 74c35 14 72 2 93-27l160-219c39 3 79 3 119 0l149 218c21 32 60 42 94 28l180-75c35-15 52-51 46-84l-41-266c32-27 61-57 88-88l268 50h1c34 6 68-13 83-43v1l1-1c0-1 0-2 1-3 0-1 1-1 1-2l71-174 1-1c1-1 2-3 2-5 2-5 4-11 5-17 5-31-9-58-32-75l-222-163c3-36 4-72 2-108l222-153c32-23 41-62 27-94l-43-103-42-102c-14-33-47-54-86-46l-264 50c-25-27-52-51-80-75l42-273c5-31-9-59-31-75-8-5-16-8-16-8 0 0-1-1-2-1h-2l-172-71-1-1c-1-1-2-1-3-2-1 0-1 0-1 0-8-3-17-5-26-5zM1017 727c111 0 216 65 261 174 61 145-8 311-153 371s-311-8-371-153 8-310 153-371c36-15 73-21 110-21z">
          <text:p/>
        </draw:path>
        <draw:path draw:style-name="gr6" draw:text-style-name="P17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6" draw:text-style-name="P17" draw:layer="layout" svg:width="1.904cm" svg:height="1.899cm" svg:x="16.907cm" svg:y="6.96cm" svg:viewBox="0 0 1905 1900" svg:d="M477 88c-8 3-12 12-11 20l56 292c-48 37-89 80-125 127l-302-45c-8-1-16 3-19 10l-75 180c-3 8 0 18 7 22l250 169c-7 63-5 128 5 192l-239 175c-6 4-9 14-6 21l32 77 32 78c3 7 12 12 20 10l292-47c38 53 83 100 133 139l-56 297c-2 8 3 17 11 20l180 74c8 3 17 0 21-7l180-246c59 8 119 8 179 1l168 245c4 7 14 10 21 7l180-75c8-3 12-11 10-19l-46-298c50-38 93-83 129-131l303 56c8 2 16-3 19-10l1-1 73-179 1-2c1-1 1-2 1-3 1-7-1-13-7-17l-251-183c8-56 10-112 4-169l250-170c7-5 9-14 5-22l-42-102-43-102c-3-8-11-13-19-12l-297 58c-36-45-77-83-122-116l46-307c1-7-1-13-7-17-1-1-2-1-3-2h-2l-178-74-1-1c-8-3-17 0-22 7l-173 255c-60-9-122-9-183-1l-180-243c-4-6-13-9-21-6zM823 634c175-73 376 10 449 185s-10 376-185 449-376-10-449-185c-72-175 10-376 185-449z">
          <text:p/>
        </draw:path>
        <draw:path draw:style-name="gr13" draw:text-style-name="P22" draw:layer="layout" svg:width="1.343cm" svg:height="1.342cm" svg:x="18.314cm" svg:y="6.054cm" svg:viewBox="0 0 1344 1343" svg:d="M1068 126c-16-6-35-5-48 4 0 1 0 1 0 1l-144 101c-24-12-50-21-76-29l-47-167c-5-20-27-37-49-36l-125 4c-24 1-44 18-48 41l-29 168c-24 9-47 19-70 32l-152-86h-1c-18-10-44-8-60 9l-86 91h-1c-17 19-18 44-4 64l100 141c-12 26-21 53-28 81l-163 45c-22 6-38 25-37 50l2 53v1l1 53c1 27 18 43 41 48l165 34c9 27 20 53 34 78l-91 148c-12 20-10 46 9 63l92 85c18 17 42 18 61 5l147-95c23 11 47 20 71 27l40 165c6 24 27 39 51 38l125-4c24-1 43-18 47-39l36-170c26-9 50-20 73-33l150 91c1 0 1 0 1 0 19 12 44 8 59-7l1 1v-1c1 0 1-1 2-1 0 0 0-1 1-1l82-89h1c1-1 1-1 2-2 3-3 5-6 7-10 10-17 8-37-2-52l-97-149c10-20 19-42 26-65l169-41c25-6 38-28 38-51l-3-71-2-71c-1-23-16-43-41-48l-171-30c-8-22-19-42-31-63l88-155c10-17 8-37-2-52-3-5-7-9-7-9-1 0-1 0-1-1h-1l-88-82v-1c-1-1-1-1-2-2-5-4-10-7-15-9zM737 501c66 25 115 89 117 165 4 101-75 185-177 188-101 3-185-76-188-177-4-101 75-185 176-188 26-1 50 3 72 12z">
          <text:p/>
        </draw:path>
        <draw:path draw:style-name="gr7" draw:text-style-name="P17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path draw:style-name="gr7" draw:text-style-name="P17" draw:layer="layout" svg:width="1.266cm" svg:height="1.266cm" svg:x="18.352cm" svg:y="6.092cm" svg:viewBox="0 0 1267 1267" svg:d="M542 4c-5 0-10 5-11 10l-33 189c-37 11-72 27-104 47l-172-96c-4-2-10-2-14 2l-86 91c-3 4-4 11-1 15l113 159c-19 36-33 76-41 117l-184 50c-5 2-9 7-9 12l2 54 1 54c1 5 5 10 10 11l187 38c11 40 27 79 48 114l-101 166c-3 4-2 11 2 15l91 85c4 4 10 4 15 1l164-107c34 18 70 32 108 41l45 186c1 5 6 9 11 9l126-4c5-1 9-4 10-9l40-190c39-12 75-29 108-50l169 103c5 3 11 2 14-2h1l85-92h1c0-1 1-1 1-2 2-4 2-8 0-12l-109-167c17-32 31-65 40-101l189-45c6-2 9-7 9-12l-2-72-3-71c0-5-4-10-9-11l-192-33c-11-35-27-68-47-98l98-174c2-4 2-8 0-12-1-1-1-1-2-2h-1l-91-86c-4-4-10-4-14-1l-163 114c-34-19-71-33-110-43l-53-186c-1-6-5-9-11-9zM626 412c122-4 224 92 228 214s-92 224-214 228c-121 4-224-92-228-214s92-224 214-228z">
          <text:p/>
        </draw:path>
        <draw:frame presentation:style-name="pr4" draw:text-style-name="P3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26"><text:span text:style-name="T13"/></text:p>
              </text:list-item>
              <text:list-item>
                <text:p text:style-name="P35"><text:span text:style-name="T13">разбор</text:span></text:p>
              </text:list-item>
              <text:list-item>
                <text:p text:style-name="P36"><text:span text:style-name="T13">переписывание</text:span></text:p>
              </text:list-item>
              <text:list-item>
                <text:p text:style-name="P37"><text:span text:style-name="T27">привязка</text:span><text:span text:style-name="T27"><text:tab/></text:span><text:span text:style-name="T27">← </text:span><text:span text:style-name="T20">значения параметров</text:span></text:p>
              </text:list-item>
              <text:list-item>
                <text:p text:style-name="P37"><text:span text:style-name="T13">планирование</text:span></text:p>
              </text:list-item>
              <text:list-item>
                <text:p text:style-name="P36"><text:span text:style-name="T13">выполнение</text:span></text:p>
              </text:list-item>
              <text:list-item>
                <text:p text:style-name="P27"><text:span text:style-name="T13">получение результата</text:span></text:p>
              </text:list-item>
            </text:list>
          </draw:text-box>
        </draw:frame>
        <draw:g draw:style-name="gr14">
          <draw:custom-shape draw:style-name="gr15" draw:text-style-name="P12" xml:id="id12" draw:id="id12" draw:layer="layout" svg:width="0.254cm" svg:height="0.254cm" svg:x="19.27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3" draw:id="id13" draw:layer="layout" svg:width="0.254cm" svg:height="0.254cm" svg:x="18.88cm" svg:y="10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4" draw:id="id14" draw:layer="layout" svg:width="0.254cm" svg:height="0.254cm" svg:x="19.681cm" svg:y="10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" draw:id="id15" draw:layer="layout" svg:width="0.254cm" svg:height="0.254cm" svg:x="18.6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6" draw:id="id16" draw:layer="layout" svg:width="0.254cm" svg:height="0.254cm" svg:x="19.0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7" draw:id="id17" draw:layer="layout" svg:width="0.254cm" svg:height="0.254cm" svg:x="19.481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8" draw:id="id18" draw:layer="layout" svg:width="0.254cm" svg:height="0.254cm" svg:x="19.882cm" svg:y="10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2" draw:layer="layout" draw:type="line" svg:x1="19.316cm" svg:y1="9.742cm" svg:x2="19.097cm" svg:y2="10.063cm" draw:start-shape="id12" draw:start-glue-point="7" draw:end-shape="id13" draw:end-glue-point="11" svg:d="M19316 9742l-219 321" svg:viewBox="0 0 220 322">
            <text:p/>
          </draw:connector>
          <draw:connector draw:style-name="gr16" draw:text-style-name="P12" draw:layer="layout" draw:type="line" svg:x1="19.496cm" svg:y1="9.742cm" svg:x2="19.718cm" svg:y2="10.064cm" draw:start-shape="id12" draw:start-glue-point="9" draw:end-shape="id14" draw:end-glue-point="5" svg:d="M19496 9742l222 322" svg:viewBox="0 0 223 323">
            <text:p/>
          </draw:connector>
          <draw:connector draw:style-name="gr16" draw:text-style-name="P12" draw:layer="layout" draw:type="line" svg:x1="19.007cm" svg:y1="10.28cm" svg:x2="18.808cm" svg:y2="10.527cm" draw:start-shape="id13" draw:start-glue-point="8" draw:end-shape="id15" draw:end-glue-point="4" svg:d="M19007 10280l-199 247" svg:viewBox="0 0 200 248">
            <text:p/>
          </draw:connector>
          <draw:connector draw:style-name="gr16" draw:text-style-name="P12" draw:layer="layout" draw:type="line" svg:x1="19.007cm" svg:y1="10.28cm" svg:x2="19.208cm" svg:y2="10.527cm" draw:start-shape="id13" draw:start-glue-point="8" draw:end-shape="id16" svg:d="M19007 10280l201 247" svg:viewBox="0 0 202 248">
            <text:p/>
          </draw:connector>
          <draw:connector draw:style-name="gr16" draw:text-style-name="P12" draw:layer="layout" draw:type="line" svg:x1="19.808cm" svg:y1="10.281cm" svg:x2="19.608cm" svg:y2="10.527cm" draw:start-shape="id14" draw:end-shape="id17" draw:end-glue-point="4" svg:d="M19808 10281l-200 246" svg:viewBox="0 0 201 247">
            <text:p/>
          </draw:connector>
          <draw:connector draw:style-name="gr16" draw:text-style-name="P12" draw:layer="layout" draw:type="line" svg:x1="19.808cm" svg:y1="10.281cm" svg:x2="20.009cm" svg:y2="10.528cm" draw:start-shape="id14" draw:start-glue-point="8" draw:end-shape="id18" draw:end-glue-point="4" svg:d="M19808 10281l201 247" svg:viewBox="0 0 202 248">
            <text:p/>
          </draw:connector>
        </draw:g>
        <draw:g draw:style-name="gr14">
          <draw:custom-shape draw:style-name="gr17" draw:text-style-name="P23" draw:layer="layout" svg:width="1.6cm" svg:height="0.184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4" draw:layer="layout" svg:width="1.6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6.4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6.8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7.256cm" svg:y="9.5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5" draw:layer="layout" svg:width="0.4cm" svg:height="1.19cm" svg:x="17.656cm" svg:y="9.525cm">
            <text:p/>
            <draw:enhanced-geometry svg:viewBox="0 0 21600 21600" draw:type="rectangle" draw:enhanced-path="M 0 0 L 21600 0 21600 21600 0 21600 0 0 Z N"/>
          </draw:custom-shape>
        </draw:g>
        <draw:connector draw:style-name="gr20" draw:text-style-name="P32" draw:layer="layout" draw:type="line" svg:x1="9.9cm" svg:y1="6.819cm" svg:x2="15.268cm" svg:y2="6.813cm" svg:d="M9900 6819l5368-6" svg:viewBox="0 0 5369 7">
          <text:p text:style-name="P12"><text:span text:style-name="T6">подготовка</text:span></text:p>
          <text:p text:style-name="P12"><text:span text:style-name="T21"/></text:p>
        </draw:connector>
        <draw:connector draw:style-name="gr22" draw:text-style-name="P32" draw:layer="layout" draw:type="line" svg:x1="9.9cm" svg:y1="8.38cm" svg:x2="15.268cm" svg:y2="8.374cm" svg:d="M9900 8380l5368-6" svg:viewBox="0 0 5369 7">
          <text:p text:style-name="P12"><text:span text:style-name="T6">результат</text:span></text:p>
          <text:p text:style-name="P12"><text:span text:style-name="T21"/></text:p>
        </draw:connector>
        <draw:connector draw:style-name="gr22" draw:text-style-name="P32" draw:layer="layout" draw:type="line" svg:x1="9.901cm" svg:y1="9.171cm" svg:x2="15.269cm" svg:y2="9.165cm" svg:d="M9901 9171l5368-6" svg:viewBox="0 0 5369 7">
          <text:p text:style-name="P12"><text:span text:style-name="T6">результат</text:span></text:p>
          <text:p text:style-name="P12"><text:span text:style-name="T21"/></text:p>
        </draw:connector>
        <draw:connector draw:style-name="gr20" draw:text-style-name="P32" draw:layer="layout" draw:type="line" svg:x1="9.9cm" svg:y1="7.607cm" svg:x2="15.268cm" svg:y2="7.601cm" svg:d="M9900 7607l5368-6" svg:viewBox="0 0 5369 7">
          <text:p text:style-name="P12"><text:span text:style-name="T6">привязка</text:span></text:p>
          <text:p text:style-name="P12"><text:span text:style-name="T21"/></text:p>
        </draw:connector>
        <draw:line draw:style-name="gr23" draw:text-style-name="P38" draw:layer="layout" svg:x1="1.2cm" svg:y1="14.424cm" svg:x2="6.858cm" svg:y2="14.478cm">
          <text:p/>
        </draw:line>
        <draw:line draw:style-name="gr23" draw:text-style-name="P38" draw:layer="layout" svg:x1="1.2cm" svg:y1="17.824cm" svg:x2="6.858cm" svg:y2="17.78cm">
          <text:p/>
        </draw:line>
        <draw:custom-shape draw:style-name="gr4" draw:text-style-name="P15" draw:layer="layout" svg:width="8cm" svg:height="6.91cm" svg:x="15.268cm" svg:y="4.5cm">
          <text:p text:style-name="P14"><text:span text:style-name="T16"><text:s/></text:span></text:p>
          <text:p text:style-name="P14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2.032cm" svg:height="1.882cm" svg:x="15.748cm" svg:y="9.04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18.2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2.032cm" svg:height="1.882cm" svg:x="20.749cm" svg:y="9.04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1.546cm" svg:height="1.543cm" svg:x="18.124cm" svg:y="6.791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7" draw:text-style-name="P17" draw:layer="layout" svg:width="1.028cm" svg:height="1.028cm" svg:x="19.298cm" svg:y="6.086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1" draw:layer="layout" svg:width="16.799cm" svg:height="13.364cm" svg:x="2.1cm" svg:y="14.107cm" presentation:class="notes" presentation:user-transformed="true">
            <draw:text-box>
              <text:p text:style-name="P20"><text:span text:style-name="T6">Не всегда клиенту бывает удобно получить все результаты сразу. Данных может оказаться много, но не все они могут быть нужны.</text:span></text:p>
              <text:p text:style-name="P20"><text:span text:style-name="T6">Для этого расширенный режим протокола предусматривает </text:span><text:span text:style-name="T17">курсоры</text:span><text:span text:style-name="T6">. Можно открыть курсор для какого-либо оператора, а затем получать результирующие данные построчно по мере необходимости.</text:span></text:p>
              <text:p text:style-name="P20"><text:span text:style-name="T6">Курсор можно рассматривать как окно, в котором видна только часть</text:span><text:span text:style-name="T6"><text:line-break/></text:span><text:span text:style-name="T6">из множества результатов. При получении строки данных окно сдвигается. Иными словами, курсоры позволяют работать</text:span><text:span text:style-name="T6"><text:line-break/></text:span><text:span text:style-name="T6">с реляционными данными (множествами) итеративно, строка</text:span><text:span text:style-name="T6"><text:line-break/></text:span><text:span text:style-name="T6">за строкой.</text:span></text:p>
              <text:p text:style-name="P20"><text:span text:style-name="T6">Открытый курсор представлен на сервере так называемым </text:span><text:span text:style-name="T17">порталом</text:span><text:span text:style-name="T6">. Это слово встречается в документации; в первом приближении можно считать «курсор» и «портал» синонимами.</text:span></text:p>
              <text:p text:style-name="P20"><text:span text:style-name="T6">Запрос, используемый в курсоре, неявно подготавливается (то есть сохраняется его дерево разбора и, возможно, план выполнения).</text:span></text:p>
              <text:p text:style-name="P20"><text:span text:style-name="T19"><text:a xlink:href="https://postgrespro.ru/docs/postgresql/16/sql-declare" xlink:type="simple">https://postgrespro.ru/docs/postgresql/16/sql-declare</text:a></text:span></text:p>
              <text:p text:style-name="P20"><text:span text:style-name="T19"><text:a xlink:href="https://postgrespro.ru/docs/postgresql/16/sql-fetch" xlink:type="simple">https://postgrespro.ru/docs/postgresql/16/sql-fetch</text:a></text:span></text:p>
              <text:p text:style-name="P20"><text:span text:style-name="T19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21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custom-shape draw:style-name="gr24" draw:text-style-name="P15" xml:id="id20" draw:id="id20" draw:layer="layout" svg:width="3.4cm" svg:height="1.2cm" svg:x="14.968cm" svg:y="9.496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xml:id="id26" draw:id="id26" draw:layer="layout" svg:width="0.254cm" svg:height="0.436cm" svg:x="16.541cm" svg:y="13.09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роцессы и память</text:span></text:p>
          </draw:text-box>
        </draw:frame>
        <draw:custom-shape draw:style-name="gr8" draw:text-style-name="P15" xml:id="id19" draw:id="id19" draw:layer="layout" svg:width="4.5cm" svg:height="3cm" svg:x="1.2cm" svg:y="8.596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3.108cm" svg:height="11.476cm" svg:x="13.568cm" svg:y="5.542cm">
          <text:p text:style-name="P14"><text:span text:style-name="T16"><text:s/></text:span></text:p>
          <text:p text:style-name="P40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" svg:x1="5.7cm" svg:y1="10.096cm" svg:x2="14.968cm" svg:y2="10.096cm" draw:start-shape="id19" draw:start-glue-point="1" draw:end-shape="id20" svg:d="M5700 10096h9268" svg:viewBox="0 0 9269 1">
          <text:p/>
        </draw:connector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custom-shape draw:style-name="gr24" draw:text-style-name="P15" xml:id="id21" draw:id="id21" draw:layer="layout" svg:width="3.4cm" svg:height="1.2cm" svg:x="18.4cm" svg:y="7.2cm">
          <text:p text:style-name="P14"><text:span text:style-name="T28">postma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23" draw:id="id23" draw:layer="layout" svg:width="1.2cm" svg:height="1.2cm" svg:x="20.4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24" draw:id="id24" draw:layer="layout" svg:width="1.2cm" svg:height="1.2cm" svg:x="22.0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25" draw:id="id25" draw:layer="layout" svg:width="1.2cm" svg:height="1.2cm" svg:x="23.768cm" svg:y="9.5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22" draw:id="id22" draw:layer="layout" svg:width="3.4cm" svg:height="2.442cm" svg:x="14.968cm" svg:y="9.496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5.612cm" svg:height="0.886cm" svg:x="19.868cm" svg:y="10.644cm">
          <draw:text-box>
            <text:p><text:span text:style-name="T29">фоновые процессы</text:span></text:p>
          </draw:text-box>
        </draw:frame>
        <draw:connector draw:style-name="gr30" draw:text-style-name="P12" draw:layer="layout" draw:type="curve" svg:x1="20.1cm" svg:y1="8.4cm" svg:x2="16.668cm" svg:y2="9.496cm" draw:start-shape="id21" draw:start-glue-point="2" draw:end-shape="id22" draw:end-glue-point="0" svg:d="M20100 8400c0 822-3432 274-3432 1096" svg:viewBox="0 0 3433 1097">
          <text:p/>
        </draw:connector>
        <draw:connector draw:style-name="gr30" draw:text-style-name="P12" draw:layer="layout" draw:type="curve" svg:x1="20.1cm" svg:y1="8.4cm" svg:x2="21.068cm" svg:y2="9.542cm" draw:start-shape="id21" draw:start-glue-point="2" draw:end-shape="id23" draw:end-glue-point="0" svg:d="M20100 8400c0 856 968 286 968 1142" svg:viewBox="0 0 969 1143">
          <text:p/>
        </draw:connector>
        <draw:connector draw:style-name="gr30" draw:text-style-name="P12" draw:layer="layout" draw:type="curve" svg:x1="20.1cm" svg:y1="8.4cm" svg:x2="22.668cm" svg:y2="9.542cm" draw:start-shape="id21" draw:start-glue-point="2" draw:end-shape="id24" svg:d="M20100 8400c0 856 2568 286 2568 1142" svg:viewBox="0 0 2569 1143">
          <text:p/>
        </draw:connector>
        <draw:connector draw:style-name="gr30" draw:text-style-name="P12" draw:layer="layout" draw:type="curve" svg:x1="20.1cm" svg:y1="8.4cm" svg:x2="24.368cm" svg:y2="9.542cm" draw:start-shape="id21" draw:start-glue-point="2" draw:end-shape="id25" svg:d="M20100 8400c0 856 4268 286 4268 1142" svg:viewBox="0 0 4269 1143">
          <text:p/>
        </draw:connector>
        <draw:custom-shape draw:style-name="gr25" draw:text-style-name="P39" draw:layer="layout" svg:width="0.254cm" svg:height="0.436cm" svg:x="16.9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1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6.668cm" svg:y1="13.096cm" svg:x2="16.668cm" svg:y2="11.938cm" draw:start-shape="id26" draw:start-glue-point="0" draw:end-shape="id22" svg:d="M16668 13096v-1158" svg:viewBox="0 0 1 1159">
          <text:p/>
        </draw:connector>
        <draw:custom-shape draw:style-name="gr25" draw:text-style-name="P39" xml:id="id27" draw:id="id27" draw:layer="layout" svg:width="0.254cm" svg:height="0.436cm" svg:x="20.9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1.068cm" svg:y1="13.096cm" svg:x2="21.068cm" svg:y2="10.742cm" draw:start-shape="id27" draw:end-shape="id23" draw:end-glue-point="2" svg:d="M21068 13096v-2354" svg:viewBox="0 0 1 2355">
          <text:p/>
        </draw:connector>
        <draw:custom-shape draw:style-name="gr25" draw:text-style-name="P39" xml:id="id28" draw:id="id28" draw:layer="layout" svg:width="0.254cm" svg:height="0.436cm" svg:x="22.5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2.668cm" svg:y1="13.096cm" svg:x2="22.668cm" svg:y2="10.742cm" draw:start-shape="id28" draw:end-shape="id24" svg:d="M22668 13096v-2354" svg:viewBox="0 0 1 2355">
          <text:p/>
        </draw:connector>
        <draw:custom-shape draw:style-name="gr25" draw:text-style-name="P39" xml:id="id29" draw:id="id29" draw:layer="layout" svg:width="0.254cm" svg:height="0.436cm" svg:x="24.2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4.368cm" svg:y1="13.096cm" svg:x2="24.368cm" svg:y2="10.742cm" draw:start-shape="id29" draw:end-shape="id25" svg:d="M24368 13096v-2354" svg:viewBox="0 0 1 2355">
          <text:p/>
        </draw:connector>
        <draw:custom-shape draw:style-name="gr32" draw:text-style-name="P42" draw:layer="layout" svg:width="10.668cm" svg:height="0.93cm" svg:x="14.738cm" svg:y="12.786cm">
          <text:p text:style-name="P18"><text:span text:style-name="T6">общая</text:span><text:span text:style-name="T21"> </text:span><text:span text:style-name="T6">памя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3" draw:layer="layout" draw:type="line" svg:x1="5.7cm" svg:y1="10.096cm" svg:x2="18.4cm" svg:y2="7.8cm" draw:end-shape="id21" draw:end-glue-point="3" svg:d="M5700 10096l12700-2296" svg:viewBox="0 0 12701 2297">
          <text:p/>
        </draw:connector>
        <draw:custom-shape draw:style-name="gr34" draw:text-style-name="P42" draw:layer="layout" svg:width="2.862cm" svg:height="1.207cm" svg:x="15.237cm" svg:y="10.477cm">
          <text:p text:style-name="P18"><text:span text:style-name="T6">локальная</text:span></text:p>
          <text:p text:style-name="P18"><text:span text:style-name="T6">памя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4" draw:layer="layout" svg:width="6.858cm" svg:height="3.302cm" svg:x="6.35cm" svg:y="11.684cm">
          <text:p text:style-name="P43"><text:span text:style-name="T30">разобранные запросы,</text:span></text:p>
          <text:p text:style-name="P43"><text:span text:style-name="T30">состояние курсоров,</text:span></text:p>
          <text:p text:style-name="P43"><text:span text:style-name="T30">кеш системного каталога,</text:span></text:p>
          <text:p text:style-name="P43"><text:span text:style-name="T30">место для сортировок</text:span></text:p>
          <text:p text:style-name="P43"><text:span text:style-name="T30">и соединений и т. п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806.9689459105 -2439.23705722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14">
          <draw:g draw:style-name="gr14">
            <draw:custom-shape draw:style-name="gr15" draw:text-style-name="P12" xml:id="id30" draw:id="id30" draw:layer="layout" svg:width="0.254cm" svg:height="0.254cm" svg:x="20.087cm" svg:y="14.9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1" draw:id="id31" draw:layer="layout" svg:width="0.254cm" svg:height="0.254cm" svg:x="19.688cm" svg:y="15.4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2" draw:id="id32" draw:layer="layout" svg:width="0.254cm" svg:height="0.254cm" svg:x="20.489cm" svg:y="15.4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3" draw:id="id33" draw:layer="layout" svg:width="0.254cm" svg:height="0.254cm" svg:x="19.489cm" svg:y="15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4" draw:id="id34" draw:layer="layout" svg:width="0.254cm" svg:height="0.254cm" svg:x="19.889cm" svg:y="15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5" draw:id="id35" draw:layer="layout" svg:width="0.254cm" svg:height="0.254cm" svg:x="20.289cm" svg:y="15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36" draw:id="id36" draw:layer="layout" svg:width="0.254cm" svg:height="0.254cm" svg:x="20.6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2" draw:layer="layout" draw:type="line" svg:x1="20.124cm" svg:y1="15.143cm" svg:x2="19.905cm" svg:y2="15.464cm" draw:start-shape="id30" draw:start-glue-point="7" draw:end-shape="id31" draw:end-glue-point="11" svg:d="M20124 15143l-219 321" svg:viewBox="0 0 220 322">
              <text:p/>
            </draw:connector>
            <draw:connector draw:style-name="gr16" draw:text-style-name="P12" draw:layer="layout" draw:type="line" svg:x1="20.304cm" svg:y1="15.143cm" svg:x2="20.526cm" svg:y2="15.465cm" draw:start-shape="id30" draw:start-glue-point="9" draw:end-shape="id32" draw:end-glue-point="5" svg:d="M20304 15143l222 322" svg:viewBox="0 0 223 323">
              <text:p/>
            </draw:connector>
            <draw:connector draw:style-name="gr16" draw:text-style-name="P12" draw:layer="layout" draw:type="line" svg:x1="19.815cm" svg:y1="15.681cm" svg:x2="19.616cm" svg:y2="15.928cm" draw:start-shape="id31" draw:start-glue-point="8" draw:end-shape="id33" draw:end-glue-point="4" svg:d="M19815 15681l-199 247" svg:viewBox="0 0 200 248">
              <text:p/>
            </draw:connector>
            <draw:connector draw:style-name="gr16" draw:text-style-name="P12" draw:layer="layout" draw:type="line" svg:x1="19.815cm" svg:y1="15.681cm" svg:x2="20.016cm" svg:y2="15.928cm" draw:start-shape="id31" draw:start-glue-point="8" draw:end-shape="id34" svg:d="M19815 15681l201 247" svg:viewBox="0 0 202 248">
              <text:p/>
            </draw:connector>
            <draw:connector draw:style-name="gr16" draw:text-style-name="P12" draw:layer="layout" draw:type="line" svg:x1="20.616cm" svg:y1="15.682cm" svg:x2="20.416cm" svg:y2="15.928cm" draw:start-shape="id32" draw:end-shape="id35" draw:end-glue-point="4" svg:d="M20616 15682l-200 246" svg:viewBox="0 0 201 247">
              <text:p/>
            </draw:connector>
            <draw:connector draw:style-name="gr16" draw:text-style-name="P12" draw:layer="layout" draw:type="line" svg:x1="20.616cm" svg:y1="15.682cm" svg:x2="20.817cm" svg:y2="15.929cm" draw:start-shape="id32" draw:start-glue-point="8" draw:end-shape="id36" draw:end-glue-point="4" svg:d="M20616 15682l201 247" svg:viewBox="0 0 202 248">
              <text:p/>
            </draw:connector>
          </draw:g>
          <draw:custom-shape draw:style-name="gr5" draw:text-style-name="P16" draw:layer="layout" svg:width="2.032cm" svg:height="1.882cm" svg:x="16.556cm" svg:y="14.441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19.057cm" svg:y="14.442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21.557cm" svg:y="14.442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33" draw:layer="layout" svg:width="16.799cm" svg:height="14.849cm" svg:x="2.1cm" svg:y="14.107cm" presentation:class="notes" presentation:user-transformed="true">
            <draw:text-box>
              <text:p text:style-name="P20"><text:span text:style-name="T6">Между обращениями клиента сервер должен хранить вспомогательную информацию: разобранные запросы и их планы, состояние открытых курсоров (порталы). Где и как он это делает?</text:span></text:p>
              <text:p text:style-name="P20"><text:span text:style-name="T18">Сервер PostgreSQL состоит из нескольких взаимодействующих процессов. В первую очередь при старте сервера запускается процесс, традиционно называемый postmaster</text:span><text:span text:style-name="T6">. Он запускает все остальные процессы (с помощью системного вызова fork в Unix) и «присматривает» за ними — если какой-нибудь процесс завершится аварийно, postmaster перезапустит его (или перезапустит весь сервер, если сочтет, что процесс мог повредить общие данные).</text:span></text:p>
              <text:p text:style-name="P20"><text:span text:style-name="T6">Работу сервера обеспечивает ряд фоновых служебных процессов.</text:span><text:span text:style-name="T6"><text:line-break/></text:span><text:span text:style-name="T6">В следующих темах этого модуля мы поговорим об основных из них.</text:span></text:p>
              <text:p text:style-name="P20"><text:span text:style-name="T6">Чтобы процессы могли обмениваться информацией, postmaster выделяет </text:span><text:span text:style-name="T31">общую память,</text:span><text:span text:style-name="T6"> доступ к которой могут получить все процессы. Кроме общей памяти, каждый процесс имеет и свою </text:span><text:span text:style-name="T17">локальную память,</text:span><text:span text:style-name="T6"> доступную только ему самому.</text:span></text:p>
              <text:p text:style-name="P20"><text:span text:style-name="T6">Postmaster слушает входящие соединения. Для каждого вновь подключающегося клиента postmaster порождает обслуживающий процесс (backend) и дальше клиент общается уже с этим процессом. Обслуживающий процесс, в том числе, производит аутентификацию.</text:span></text:p>
              <text:p text:style-name="P20"><text:span text:style-name="T6">Место, необходимое для выполнения запроса (разобранные запросы</text:span><text:span text:style-name="T6"><text:line-break/></text:span><text:span text:style-name="T6">и их планы, состояние курсоров, кеш системного каталога, место для сортировки данных и т. п.), выделяется </text:span><text:span text:style-name="T17">в локальной памяти</text:span><text:span text:style-name="T6"> обслуживающего процесса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Много клиентов</text:span></text:p>
          </draw:text-box>
        </draw:frame>
        <draw:custom-shape draw:style-name="gr36" draw:text-style-name="P45" xml:id="id49" draw:id="id49" draw:layer="layout" svg:width="4.5cm" svg:height="3cm" svg:x="2.4cm" svg:y="9.7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47" draw:id="id47" draw:layer="layout" svg:width="4.5cm" svg:height="3cm" svg:x="2.2cm" svg:y="9.5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45" draw:id="id45" draw:layer="layout" svg:width="4.5cm" svg:height="3cm" svg:x="2cm" svg:y="9.3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43" draw:id="id43" draw:layer="layout" svg:width="4.5cm" svg:height="3cm" svg:x="1.8cm" svg:y="9.1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41" draw:id="id41" draw:layer="layout" svg:width="4.5cm" svg:height="3cm" svg:x="1.6cm" svg:y="8.9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39" draw:id="id39" draw:layer="layout" svg:width="4.5cm" svg:height="3cm" svg:x="1.4cm" svg:y="8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37" draw:id="id37" draw:layer="layout" svg:width="4.5cm" svg:height="3cm" svg:x="1.2cm" svg:y="8.596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3.11cm" svg:height="11.48cm" svg:x="13.568cm" svg:y="5.542cm">
          <text:p text:style-name="P14"><text:span text:style-name="T16"><text:s/></text:span></text:p>
          <text:p text:style-name="P40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5.7cm" svg:y1="10.096cm" svg:x2="14.968cm" svg:y2="10.096cm" draw:start-shape="id37" draw:start-glue-point="1" draw:end-shape="id38" draw:end-glue-point="3" svg:d="M5700 10096h9268" svg:viewBox="0 0 9269 1">
          <text:p/>
        </draw:connector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custom-shape draw:style-name="gr24" draw:text-style-name="P15" xml:id="id51" draw:id="id51" draw:layer="layout" svg:width="3.4cm" svg:height="1.2cm" svg:x="18.4cm" svg:y="7.2cm">
          <text:p text:style-name="P14"><text:span text:style-name="T28">postma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52" draw:id="id52" draw:layer="layout" svg:width="1.2cm" svg:height="1.2cm" svg:x="20.4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53" draw:id="id53" draw:layer="layout" svg:width="1.2cm" svg:height="1.2cm" svg:x="22.0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54" draw:id="id54" draw:layer="layout" svg:width="1.2cm" svg:height="1.2cm" svg:x="23.768cm" svg:y="9.542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5.9cm" svg:y1="10.296cm" svg:x2="15.168cm" svg:y2="10.296cm" draw:start-shape="id39" draw:start-glue-point="1" draw:end-shape="id40" svg:d="M5900 10296h9268" svg:viewBox="0 0 9269 1">
          <text:p/>
        </draw:connector>
        <draw:connector draw:style-name="gr31" draw:text-style-name="P13" draw:layer="layout" draw:type="line" svg:x1="6.1cm" svg:y1="10.496cm" svg:x2="15.368cm" svg:y2="10.496cm" draw:start-shape="id41" draw:start-glue-point="1" draw:end-shape="id42" svg:d="M6100 10496h9268" svg:viewBox="0 0 9269 1">
          <text:p/>
        </draw:connector>
        <draw:connector draw:style-name="gr31" draw:text-style-name="P13" draw:layer="layout" draw:type="line" svg:x1="6.3cm" svg:y1="10.696cm" svg:x2="15.568cm" svg:y2="10.696cm" draw:start-shape="id43" draw:start-glue-point="1" draw:end-shape="id44" svg:d="M6300 10696h9268" svg:viewBox="0 0 9269 1">
          <text:p/>
        </draw:connector>
        <draw:connector draw:style-name="gr31" draw:text-style-name="P13" draw:layer="layout" draw:type="line" svg:x1="6.5cm" svg:y1="10.896cm" svg:x2="15.768cm" svg:y2="10.896cm" draw:start-shape="id45" draw:start-glue-point="1" draw:end-shape="id46" svg:d="M6500 10896h9268" svg:viewBox="0 0 9269 1">
          <text:p/>
        </draw:connector>
        <draw:connector draw:style-name="gr31" draw:text-style-name="P13" draw:layer="layout" draw:type="line" svg:x1="6.7cm" svg:y1="11.096cm" svg:x2="13.168cm" svg:y2="11.096cm" draw:start-shape="id47" draw:start-glue-point="1" svg:d="M6700 11096h6468" svg:viewBox="0 0 6469 1">
          <text:p/>
        </draw:connector>
        <draw:connector draw:style-name="gr31" draw:text-style-name="P13" draw:layer="layout" draw:type="line" svg:x1="6.7cm" svg:y1="11.096cm" svg:x2="15.968cm" svg:y2="11.096cm" draw:end-shape="id48" svg:d="M6700 11096h9268" svg:viewBox="0 0 9269 1">
          <text:p/>
        </draw:connector>
        <draw:connector draw:style-name="gr31" draw:text-style-name="P13" draw:layer="layout" draw:type="line" svg:x1="6.9cm" svg:y1="11.296cm" svg:x2="16.168cm" svg:y2="11.296cm" draw:start-shape="id49" draw:start-glue-point="1" draw:end-shape="id50" svg:d="M6900 11296h9268" svg:viewBox="0 0 9269 1">
          <text:p/>
        </draw:connector>
        <draw:custom-shape draw:style-name="gr38" draw:text-style-name="P45" xml:id="id50" draw:id="id50" draw:layer="layout" svg:width="3.4cm" svg:height="1.2cm" svg:x="16.168cm" svg:y="10.6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48" draw:id="id48" draw:layer="layout" svg:width="3.4cm" svg:height="1.2cm" svg:x="15.968cm" svg:y="10.4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46" draw:id="id46" draw:layer="layout" svg:width="3.4cm" svg:height="1.2cm" svg:x="15.768cm" svg:y="10.2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44" draw:id="id44" draw:layer="layout" svg:width="3.4cm" svg:height="1.2cm" svg:x="15.568cm" svg:y="10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42" draw:id="id42" draw:layer="layout" svg:width="3.4cm" svg:height="1.2cm" svg:x="15.368cm" svg:y="9.8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40" draw:id="id40" draw:layer="layout" svg:width="3.4cm" svg:height="1.2cm" svg:x="15.168cm" svg:y="9.6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38" draw:id="id38" draw:layer="layout" svg:width="3.4cm" svg:height="1.2cm" svg:x="14.968cm" svg:y="9.496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5.612cm" svg:height="0.886cm" svg:x="19.868cm" svg:y="10.644cm">
          <draw:text-box>
            <text:p><text:span text:style-name="T29">фоновые процессы</text:span></text:p>
          </draw:text-box>
        </draw:frame>
        <draw:connector draw:style-name="gr30" draw:text-style-name="P12" draw:layer="layout" draw:type="curve" svg:x1="20.1cm" svg:y1="8.4cm" svg:x2="16.668cm" svg:y2="9.496cm" draw:start-shape="id51" draw:start-glue-point="2" draw:end-shape="id38" draw:end-glue-point="0" svg:d="M20100 8400c0 822-3432 274-3432 1096" svg:viewBox="0 0 3433 1097">
          <text:p/>
        </draw:connector>
        <draw:connector draw:style-name="gr30" draw:text-style-name="P12" draw:layer="layout" draw:type="curve" svg:x1="20.1cm" svg:y1="8.4cm" svg:x2="21.068cm" svg:y2="9.542cm" draw:start-shape="id51" draw:start-glue-point="2" draw:end-shape="id52" draw:end-glue-point="0" svg:d="M20100 8400c0 856 968 286 968 1142" svg:viewBox="0 0 969 1143">
          <text:p/>
        </draw:connector>
        <draw:connector draw:style-name="gr30" draw:text-style-name="P12" draw:layer="layout" draw:type="curve" svg:x1="20.1cm" svg:y1="8.4cm" svg:x2="22.668cm" svg:y2="9.542cm" draw:start-shape="id51" draw:start-glue-point="2" draw:end-shape="id53" svg:d="M20100 8400c0 856 2568 286 2568 1142" svg:viewBox="0 0 2569 1143">
          <text:p/>
        </draw:connector>
        <draw:connector draw:style-name="gr30" draw:text-style-name="P12" draw:layer="layout" draw:type="curve" svg:x1="20.1cm" svg:y1="8.4cm" svg:x2="24.368cm" svg:y2="9.542cm" draw:start-shape="id51" draw:start-glue-point="2" draw:end-shape="id54" svg:d="M20100 8400c0 856 4268 286 4268 1142" svg:viewBox="0 0 4269 1143">
          <text:p/>
        </draw:connector>
        <draw:connector draw:style-name="gr31" draw:text-style-name="P13" draw:layer="layout" draw:type="line" svg:x1="16.668cm" svg:y1="13.096cm" svg:x2="16.668cm" svg:y2="10.696cm" draw:start-shape="id55" draw:start-glue-point="0" draw:end-shape="id38" draw:end-glue-point="2" svg:d="M16668 13096v-2400" svg:viewBox="0 0 1 2401">
          <text:p/>
        </draw:connector>
        <draw:custom-shape draw:style-name="gr25" draw:text-style-name="P39" xml:id="id55" draw:id="id55" draw:layer="layout" svg:width="0.254cm" svg:height="0.436cm" svg:x="16.5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56" draw:id="id56" draw:layer="layout" svg:width="0.254cm" svg:height="0.436cm" svg:x="16.7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57" draw:id="id57" draw:layer="layout" svg:width="0.254cm" svg:height="0.436cm" svg:x="16.9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58" draw:id="id58" draw:layer="layout" svg:width="0.254cm" svg:height="0.436cm" svg:x="17.1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59" draw:id="id59" draw:layer="layout" svg:width="0.254cm" svg:height="0.436cm" svg:x="17.3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60" draw:id="id60" draw:layer="layout" svg:width="0.254cm" svg:height="0.436cm" svg:x="17.5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61" draw:id="id61" draw:layer="layout" svg:width="0.254cm" svg:height="0.436cm" svg:x="17.7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6.868cm" svg:y1="13.096cm" svg:x2="16.868cm" svg:y2="10.896cm" draw:start-shape="id56" draw:end-shape="id40" svg:d="M16868 13096v-2200" svg:viewBox="0 0 1 2201">
          <text:p/>
        </draw:connector>
        <draw:connector draw:style-name="gr31" draw:text-style-name="P13" draw:layer="layout" draw:type="line" svg:x1="17.068cm" svg:y1="13.096cm" svg:x2="17.068cm" svg:y2="11.096cm" draw:start-shape="id57" draw:end-shape="id42" svg:d="M17068 13096v-2000" svg:viewBox="0 0 1 2001">
          <text:p/>
        </draw:connector>
        <draw:connector draw:style-name="gr31" draw:text-style-name="P13" draw:layer="layout" draw:type="line" svg:x1="17.268cm" svg:y1="13.096cm" svg:x2="17.268cm" svg:y2="11.296cm" draw:start-shape="id58" draw:end-shape="id44" draw:end-glue-point="2" svg:d="M17268 13096v-1800" svg:viewBox="0 0 1 1801">
          <text:p/>
        </draw:connector>
        <draw:connector draw:style-name="gr31" draw:text-style-name="P13" draw:layer="layout" draw:type="line" svg:x1="17.468cm" svg:y1="13.096cm" svg:x2="17.468cm" svg:y2="11.496cm" draw:start-shape="id59" draw:end-shape="id46" svg:d="M17468 13096v-1600" svg:viewBox="0 0 1 1601">
          <text:p/>
        </draw:connector>
        <draw:connector draw:style-name="gr31" draw:text-style-name="P13" draw:layer="layout" draw:type="line" svg:x1="17.668cm" svg:y1="13.096cm" svg:x2="17.668cm" svg:y2="11.696cm" draw:start-shape="id60" draw:end-shape="id48" draw:end-glue-point="2" svg:d="M17668 13096v-1400" svg:viewBox="0 0 1 1401">
          <text:p/>
        </draw:connector>
        <draw:connector draw:style-name="gr31" draw:text-style-name="P13" draw:layer="layout" draw:type="line" svg:x1="17.868cm" svg:y1="13.096cm" svg:x2="17.868cm" svg:y2="11.896cm" draw:start-shape="id61" draw:end-shape="id50" svg:d="M17868 13096v-1200" svg:viewBox="0 0 1 1201">
          <text:p/>
        </draw:connector>
        <draw:custom-shape draw:style-name="gr25" draw:text-style-name="P39" xml:id="id62" draw:id="id62" draw:layer="layout" svg:width="0.254cm" svg:height="0.436cm" svg:x="20.9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1.068cm" svg:y1="13.096cm" svg:x2="21.068cm" svg:y2="10.742cm" draw:start-shape="id62" draw:end-shape="id52" draw:end-glue-point="2" svg:d="M21068 13096v-2354" svg:viewBox="0 0 1 2355">
          <text:p/>
        </draw:connector>
        <draw:custom-shape draw:style-name="gr25" draw:text-style-name="P39" xml:id="id63" draw:id="id63" draw:layer="layout" svg:width="0.254cm" svg:height="0.436cm" svg:x="22.5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2.668cm" svg:y1="13.096cm" svg:x2="22.668cm" svg:y2="10.742cm" draw:start-shape="id63" draw:end-shape="id53" svg:d="M22668 13096v-2354" svg:viewBox="0 0 1 2355">
          <text:p/>
        </draw:connector>
        <draw:custom-shape draw:style-name="gr25" draw:text-style-name="P39" xml:id="id64" draw:id="id64" draw:layer="layout" svg:width="0.254cm" svg:height="0.436cm" svg:x="24.2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4.368cm" svg:y1="13.096cm" svg:x2="24.368cm" svg:y2="10.742cm" draw:start-shape="id64" draw:end-shape="id54" svg:d="M24368 13096v-2354" svg:viewBox="0 0 1 2355">
          <text:p/>
        </draw:connector>
        <draw:custom-shape draw:style-name="gr32" draw:text-style-name="P42" draw:layer="layout" svg:width="10.668cm" svg:height="0.93cm" svg:x="14.739cm" svg:y="12.787cm">
          <text:p text:style-name="P18"><text:span text:style-name="T6">общая</text:span><text:span text:style-name="T21"> </text:span><text:span text:style-name="T6">памя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4" draw:layer="layout" svg:width="3.048cm" svg:height="0.948cm" svg:x="23.07cm" svg:y="16.832cm">
          <text:p text:style-name="P43"><text:span text:style-name="T30">MVC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73.827484421122 -12313.5932560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14">
          <draw:g draw:style-name="gr14">
            <draw:custom-shape draw:style-name="gr15" draw:text-style-name="P12" xml:id="id65" draw:id="id65" draw:layer="layout" svg:width="0.254cm" svg:height="0.254cm" svg:x="20.088cm" svg:y="14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66" draw:id="id66" draw:layer="layout" svg:width="0.254cm" svg:height="0.254cm" svg:x="19.689cm" svg:y="15.4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67" draw:id="id67" draw:layer="layout" svg:width="0.254cm" svg:height="0.254cm" svg:x="20.49cm" svg:y="15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68" draw:id="id68" draw:layer="layout" svg:width="0.254cm" svg:height="0.254cm" svg:x="19.4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69" draw:id="id69" draw:layer="layout" svg:width="0.254cm" svg:height="0.254cm" svg:x="19.8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70" draw:id="id70" draw:layer="layout" svg:width="0.254cm" svg:height="0.254cm" svg:x="20.2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71" draw:id="id71" draw:layer="layout" svg:width="0.254cm" svg:height="0.254cm" svg:x="20.691cm" svg:y="15.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2" draw:layer="layout" draw:type="line" svg:x1="20.125cm" svg:y1="15.144cm" svg:x2="19.906cm" svg:y2="15.465cm" draw:start-shape="id65" draw:start-glue-point="7" draw:end-shape="id66" draw:end-glue-point="11" svg:d="M20125 15144l-219 321" svg:viewBox="0 0 220 322">
              <text:p/>
            </draw:connector>
            <draw:connector draw:style-name="gr16" draw:text-style-name="P12" draw:layer="layout" draw:type="line" svg:x1="20.305cm" svg:y1="15.144cm" svg:x2="20.527cm" svg:y2="15.466cm" draw:start-shape="id65" draw:start-glue-point="9" draw:end-shape="id67" draw:end-glue-point="5" svg:d="M20305 15144l222 322" svg:viewBox="0 0 223 323">
              <text:p/>
            </draw:connector>
            <draw:connector draw:style-name="gr16" draw:text-style-name="P12" draw:layer="layout" draw:type="line" svg:x1="19.816cm" svg:y1="15.682cm" svg:x2="19.617cm" svg:y2="15.929cm" draw:start-shape="id66" draw:start-glue-point="8" draw:end-shape="id68" draw:end-glue-point="4" svg:d="M19816 15682l-199 247" svg:viewBox="0 0 200 248">
              <text:p/>
            </draw:connector>
            <draw:connector draw:style-name="gr16" draw:text-style-name="P12" draw:layer="layout" draw:type="line" svg:x1="19.816cm" svg:y1="15.682cm" svg:x2="20.017cm" svg:y2="15.929cm" draw:start-shape="id66" draw:start-glue-point="8" draw:end-shape="id69" svg:d="M19816 15682l201 247" svg:viewBox="0 0 202 248">
              <text:p/>
            </draw:connector>
            <draw:connector draw:style-name="gr16" draw:text-style-name="P12" draw:layer="layout" draw:type="line" svg:x1="20.617cm" svg:y1="15.683cm" svg:x2="20.417cm" svg:y2="15.929cm" draw:start-shape="id67" draw:end-shape="id70" draw:end-glue-point="4" svg:d="M20617 15683l-200 246" svg:viewBox="0 0 201 247">
              <text:p/>
            </draw:connector>
            <draw:connector draw:style-name="gr16" draw:text-style-name="P12" draw:layer="layout" draw:type="line" svg:x1="20.617cm" svg:y1="15.683cm" svg:x2="20.818cm" svg:y2="15.93cm" draw:start-shape="id67" draw:start-glue-point="8" draw:end-shape="id71" draw:end-glue-point="4" svg:d="M20617 15683l201 247" svg:viewBox="0 0 202 248">
              <text:p/>
            </draw:connector>
          </draw:g>
          <draw:custom-shape draw:style-name="gr5" draw:text-style-name="P16" draw:layer="layout" svg:width="2.032cm" svg:height="1.882cm" svg:x="16.557cm" svg:y="14.442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19.058cm" svg:y="14.443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21.558cm" svg:y="14.443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0" draw:text-style-name="P44" draw:layer="layout" svg:width="3.316cm" svg:height="1.202cm" svg:x="12.446cm" svg:y="14.292cm">
          <text:p text:style-name="P43"><text:span text:style-name="T30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739.5839614109 -9013.46633416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1" draw:layer="layout" svg:width="16.799cm" svg:height="14.676cm" svg:x="2.1cm" svg:y="14.107cm" presentation:class="notes" presentation:user-transformed="true">
            <draw:text-box>
              <text:p text:style-name="P20"><text:span text:style-name="T6">Когда к серверу подключается много клиентов, для каждого из них порождается собственный обслуживающий процесс. Это не проблема, пока клиентов не очень много: на всех хватает оперативной памяти,</text:span><text:span text:style-name="T6"><text:line-break/></text:span><text:span text:style-name="T6">а соединения не происходят слишком часто.</text:span></text:p>
              <text:p text:style-name="P20"><text:span text:style-name="T6">Тем не менее при одновременной работе с какими-либо объектами приходится принимать меры, чтобы один процесс не поменял какие-то данные в то время, пока с ними работает другой процесс.</text:span></text:p>
              <text:p text:style-name="P20"><text:span text:style-name="T6">Для объектов в общей памяти используются короткоживущие блокировки. PostgreSQL делает это достаточно аккуратно для того, чтобы система хорошо масштабировалась при увеличении числа процессоров (ядер).</text:span></text:p>
              <text:p text:style-name="P20"><text:span text:style-name="T6">С таблицами сложнее, поскольку блокировки нужно удерживать</text:span><text:span text:style-name="T6"><text:line-break/></text:span><text:span text:style-name="T6">до конца транзакций (то есть потенциально в течение длительного времени), из-за чего масштабируемость может пострадать. Поэтому PostgreSQL использует механизм </text:span><text:span text:style-name="T17">многоверсионности (MVCC, multiversion concurrency control) </text:span><text:span text:style-name="T25">и</text:span><text:span text:style-name="T17"> изоляцию на основе снимков данных</text:span><text:span text:style-name="T25">:</text:span><text:span text:style-name="T6"> одни и те же данные могут одновременно существовать в разных версиях, а каждый процесс видит собственную (но всегда согласованную) картину данных. Это позволяет блокировать только</text:span><text:span text:style-name="T6"><text:line-break/></text:span><text:span text:style-name="T6">те процессы, которые пытаются изменить данные, уже измененные,</text:span><text:span text:style-name="T6"><text:line-break/></text:span><text:span text:style-name="T6">но еще не зафиксированные другими процессами.</text:span></text:p>
              <text:p text:style-name="P20"><text:span text:style-name="T6">Многоверсионность — основной механизм, который обеспечивает первые три свойства транзакций (атомарность, согласованность, изоляция). Про него мы будем говорить отдельно в теме «Изоляция</text:span><text:span text:style-name="T6"><text:line-break/></text:span><text:span text:style-name="T6">и многоверсионность»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Пул соединений</text:span></text:p>
          </draw:text-box>
        </draw:frame>
        <draw:custom-shape draw:style-name="gr36" draw:text-style-name="P45" xml:id="id84" draw:id="id84" draw:layer="layout" svg:width="4.5cm" svg:height="3cm" svg:x="2.4cm" svg:y="9.3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82" draw:id="id82" draw:layer="layout" svg:width="4.5cm" svg:height="3cm" svg:x="2.2cm" svg:y="9.1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80" draw:id="id80" draw:layer="layout" svg:width="4.5cm" svg:height="3cm" svg:x="2cm" svg:y="8.9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78" draw:id="id78" draw:layer="layout" svg:width="4.5cm" svg:height="3cm" svg:x="1.8cm" svg:y="8.7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76" draw:id="id76" draw:layer="layout" svg:width="4.5cm" svg:height="3cm" svg:x="1.6cm" svg:y="8.5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74" draw:id="id74" draw:layer="layout" svg:width="4.5cm" svg:height="3cm" svg:x="1.4cm" svg:y="8.3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72" draw:id="id72" draw:layer="layout" svg:width="4.5cm" svg:height="3cm" svg:x="1.2cm" svg:y="8.196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13.11cm" svg:height="11.48cm" svg:x="13.568cm" svg:y="5.542cm">
          <text:p text:style-name="P14"><text:span text:style-name="T16"><text:s/></text:span></text:p>
          <text:p text:style-name="P40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5.7cm" svg:y1="9.696cm" svg:x2="9.652cm" svg:y2="9.696cm" draw:start-shape="id72" draw:start-glue-point="1" draw:end-shape="id73" draw:end-glue-point="3" svg:d="M5700 9696h3952" svg:viewBox="0 0 3953 1">
          <text:p/>
        </draw:connector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custom-shape draw:style-name="gr24" draw:text-style-name="P15" xml:id="id86" draw:id="id86" draw:layer="layout" svg:width="3.4cm" svg:height="1.2cm" svg:x="18.4cm" svg:y="7.2cm">
          <text:p text:style-name="P14"><text:span text:style-name="T28">postma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88" draw:id="id88" draw:layer="layout" svg:width="1.2cm" svg:height="1.2cm" svg:x="20.4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89" draw:id="id89" draw:layer="layout" svg:width="1.2cm" svg:height="1.2cm" svg:x="22.068cm" svg:y="9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90" draw:id="id90" draw:layer="layout" svg:width="1.2cm" svg:height="1.2cm" svg:x="23.768cm" svg:y="9.542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5.9cm" svg:y1="9.896cm" svg:x2="9.652cm" svg:y2="9.896cm" draw:start-shape="id74" draw:start-glue-point="1" draw:end-shape="id75" draw:end-glue-point="3" svg:d="M5900 9896h3752" svg:viewBox="0 0 3753 1">
          <text:p/>
        </draw:connector>
        <draw:connector draw:style-name="gr31" draw:text-style-name="P13" draw:layer="layout" draw:type="line" svg:x1="6.1cm" svg:y1="10.096cm" svg:x2="9.652cm" svg:y2="10.096cm" draw:start-shape="id76" draw:start-glue-point="1" draw:end-shape="id77" draw:end-glue-point="3" svg:d="M6100 10096h3552" svg:viewBox="0 0 3553 1">
          <text:p/>
        </draw:connector>
        <draw:connector draw:style-name="gr31" draw:text-style-name="P13" draw:layer="layout" draw:type="line" svg:x1="6.3cm" svg:y1="10.296cm" svg:x2="9.652cm" svg:y2="10.296cm" draw:start-shape="id78" draw:start-glue-point="1" draw:end-shape="id79" svg:d="M6300 10296h3352" svg:viewBox="0 0 3353 1">
          <text:p/>
        </draw:connector>
        <draw:connector draw:style-name="gr31" draw:text-style-name="P13" draw:layer="layout" draw:type="line" svg:x1="6.5cm" svg:y1="10.496cm" svg:x2="9.652cm" svg:y2="10.496cm" draw:start-shape="id80" draw:start-glue-point="1" draw:end-shape="id81" draw:end-glue-point="3" svg:d="M6500 10496h3152" svg:viewBox="0 0 3153 1">
          <text:p/>
        </draw:connector>
        <draw:connector draw:style-name="gr31" draw:text-style-name="P13" draw:layer="layout" draw:type="line" svg:x1="6.7cm" svg:y1="10.696cm" svg:x2="9.652cm" svg:y2="10.696cm" draw:start-shape="id82" draw:start-glue-point="1" draw:end-shape="id83" svg:d="M6700 10696h2952" svg:viewBox="0 0 2953 1">
          <text:p/>
        </draw:connector>
        <draw:connector draw:style-name="gr31" draw:text-style-name="P13" draw:layer="layout" draw:type="line" svg:x1="6.9cm" svg:y1="10.896cm" svg:x2="9.652cm" svg:y2="10.896cm" draw:start-shape="id84" draw:start-glue-point="1" draw:end-shape="id85" svg:d="M6900 10896h2752" svg:viewBox="0 0 2753 1">
          <text:p/>
        </draw:connector>
        <draw:custom-shape draw:style-name="gr38" draw:text-style-name="P45" xml:id="id95" draw:id="id95" draw:layer="layout" svg:width="3.4cm" svg:height="1.2cm" svg:x="15.368cm" svg:y="9.8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93" draw:id="id93" draw:layer="layout" svg:width="3.4cm" svg:height="1.2cm" svg:x="15.168cm" svg:y="9.696cm">
          <text:p/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5.612cm" svg:height="0.886cm" svg:x="19.868cm" svg:y="10.644cm">
          <draw:text-box>
            <text:p><text:span text:style-name="T29">фоновые процессы</text:span></text:p>
          </draw:text-box>
        </draw:frame>
        <draw:connector draw:style-name="gr30" draw:text-style-name="P12" draw:layer="layout" draw:type="curve" svg:x1="20.1cm" svg:y1="8.4cm" svg:x2="16.668cm" svg:y2="9.496cm" draw:start-shape="id86" draw:start-glue-point="2" draw:end-shape="id87" draw:end-glue-point="0" svg:d="M20100 8400c0 822-3432 274-3432 1096" svg:viewBox="0 0 3433 1097">
          <text:p/>
        </draw:connector>
        <draw:connector draw:style-name="gr30" draw:text-style-name="P12" draw:layer="layout" draw:type="curve" svg:x1="20.1cm" svg:y1="8.4cm" svg:x2="21.068cm" svg:y2="9.542cm" draw:start-shape="id86" draw:start-glue-point="2" draw:end-shape="id88" draw:end-glue-point="0" svg:d="M20100 8400c0 856 968 286 968 1142" svg:viewBox="0 0 969 1143">
          <text:p/>
        </draw:connector>
        <draw:connector draw:style-name="gr30" draw:text-style-name="P12" draw:layer="layout" draw:type="curve" svg:x1="20.1cm" svg:y1="8.4cm" svg:x2="22.668cm" svg:y2="9.542cm" draw:start-shape="id86" draw:start-glue-point="2" draw:end-shape="id89" svg:d="M20100 8400c0 856 2568 286 2568 1142" svg:viewBox="0 0 2569 1143">
          <text:p/>
        </draw:connector>
        <draw:connector draw:style-name="gr30" draw:text-style-name="P12" draw:layer="layout" draw:type="curve" svg:x1="20.1cm" svg:y1="8.4cm" svg:x2="24.368cm" svg:y2="9.542cm" draw:start-shape="id86" draw:start-glue-point="2" draw:end-shape="id90" svg:d="M20100 8400c0 856 4268 286 4268 1142" svg:viewBox="0 0 4269 1143">
          <text:p/>
        </draw:connector>
        <draw:connector draw:style-name="gr31" draw:text-style-name="P13" draw:layer="layout" draw:type="line" svg:x1="16.668cm" svg:y1="13.096cm" svg:x2="16.668cm" svg:y2="10.696cm" draw:start-shape="id91" draw:start-glue-point="0" draw:end-shape="id87" draw:end-glue-point="2" svg:d="M16668 13096v-2400" svg:viewBox="0 0 1 2401">
          <text:p/>
        </draw:connector>
        <draw:custom-shape draw:style-name="gr25" draw:text-style-name="P39" xml:id="id91" draw:id="id91" draw:layer="layout" svg:width="0.254cm" svg:height="0.436cm" svg:x="16.5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92" draw:id="id92" draw:layer="layout" svg:width="0.254cm" svg:height="0.436cm" svg:x="16.7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94" draw:id="id94" draw:layer="layout" svg:width="0.254cm" svg:height="0.436cm" svg:x="16.9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1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3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541cm" svg:y="13.0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7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6.868cm" svg:y1="13.096cm" svg:x2="16.868cm" svg:y2="10.896cm" draw:start-shape="id92" draw:end-shape="id93" svg:d="M16868 13096v-2200" svg:viewBox="0 0 1 2201">
          <text:p/>
        </draw:connector>
        <draw:connector draw:style-name="gr31" draw:text-style-name="P13" draw:layer="layout" draw:type="line" svg:x1="17.068cm" svg:y1="13.096cm" svg:x2="17.068cm" svg:y2="11.096cm" draw:start-shape="id94" draw:end-shape="id95" svg:d="M17068 13096v-2000" svg:viewBox="0 0 1 2001">
          <text:p/>
        </draw:connector>
        <draw:custom-shape draw:style-name="gr25" draw:text-style-name="P39" xml:id="id96" draw:id="id96" draw:layer="layout" svg:width="0.254cm" svg:height="0.436cm" svg:x="20.9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1.068cm" svg:y1="13.096cm" svg:x2="21.068cm" svg:y2="10.742cm" draw:start-shape="id96" draw:end-shape="id88" draw:end-glue-point="2" svg:d="M21068 13096v-2354" svg:viewBox="0 0 1 2355">
          <text:p/>
        </draw:connector>
        <draw:custom-shape draw:style-name="gr25" draw:text-style-name="P39" xml:id="id97" draw:id="id97" draw:layer="layout" svg:width="0.254cm" svg:height="0.436cm" svg:x="22.5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2.668cm" svg:y1="13.096cm" svg:x2="22.668cm" svg:y2="10.742cm" draw:start-shape="id97" draw:end-shape="id89" svg:d="M22668 13096v-2354" svg:viewBox="0 0 1 2355">
          <text:p/>
        </draw:connector>
        <draw:custom-shape draw:style-name="gr25" draw:text-style-name="P39" xml:id="id98" draw:id="id98" draw:layer="layout" svg:width="0.254cm" svg:height="0.436cm" svg:x="24.241cm" svg:y="13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4.368cm" svg:y1="13.096cm" svg:x2="24.368cm" svg:y2="10.742cm" draw:start-shape="id98" draw:end-shape="id90" svg:d="M24368 13096v-2354" svg:viewBox="0 0 1 2355">
          <text:p/>
        </draw:connector>
        <draw:custom-shape draw:style-name="gr32" draw:text-style-name="P42" draw:layer="layout" svg:width="10.668cm" svg:height="0.93cm" svg:x="14.739cm" svg:y="12.787cm">
          <text:p text:style-name="P18"><text:span text:style-name="T6">общая</text:span><text:span text:style-name="T21"> </text:span><text:span text:style-name="T6">памя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73" draw:id="id73" draw:layer="layout" svg:width="2.416cm" svg:height="1.2cm" svg:x="9.652cm" svg:y="9.0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2.068cm" svg:y1="10.096cm" svg:x2="14.968cm" svg:y2="10.096cm" draw:start-shape="id77" draw:end-shape="id87" draw:end-glue-point="3" svg:d="M12068 10096h2900" svg:viewBox="0 0 2901 1">
          <text:p/>
        </draw:connector>
        <draw:custom-shape draw:style-name="gr41" draw:text-style-name="P39" xml:id="id75" draw:id="id75" draw:layer="layout" svg:width="2.416cm" svg:height="1.2cm" svg:x="9.652cm" svg:y="9.2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2.068cm" svg:y1="10.296cm" svg:x2="15.168cm" svg:y2="10.296cm" draw:start-shape="id79" draw:end-shape="id93" svg:d="M12068 10296h3100" svg:viewBox="0 0 3101 1">
          <text:p/>
        </draw:connector>
        <draw:custom-shape draw:style-name="gr41" draw:text-style-name="P39" xml:id="id77" draw:id="id77" draw:layer="layout" svg:width="2.416cm" svg:height="1.2cm" svg:x="9.652cm" svg:y="9.4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2.068cm" svg:y1="10.496cm" svg:x2="15.368cm" svg:y2="10.496cm" draw:start-shape="id81" draw:end-shape="id95" svg:d="M12068 10496h3300" svg:viewBox="0 0 3301 1">
          <text:p/>
        </draw:connector>
        <draw:custom-shape draw:style-name="gr41" draw:text-style-name="P39" xml:id="id79" draw:id="id79" draw:layer="layout" svg:width="2.416cm" svg:height="1.2cm" svg:x="9.652cm" svg:y="9.6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9" xml:id="id81" draw:id="id81" draw:layer="layout" svg:width="2.416cm" svg:height="1.2cm" svg:x="9.652cm" svg:y="9.8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9" xml:id="id83" draw:id="id83" draw:layer="layout" svg:width="2.416cm" svg:height="1.2cm" svg:x="9.652cm" svg:y="10.0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9" xml:id="id85" draw:id="id85" draw:layer="layout" svg:width="2.416cm" svg:height="1.2cm" svg:x="9.652cm" svg:y="10.2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87" draw:id="id87" draw:layer="layout" svg:width="3.4cm" svg:height="1.2cm" svg:x="14.968cm" svg:y="9.496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416cm" svg:height="2.4cm" svg:x="9.652cm" svg:y="9.0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g draw:style-name="gr14">
          <draw:g draw:style-name="gr14">
            <draw:custom-shape draw:style-name="gr15" draw:text-style-name="P12" xml:id="id99" draw:id="id99" draw:layer="layout" svg:width="0.254cm" svg:height="0.254cm" svg:x="20.088cm" svg:y="14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0" draw:id="id100" draw:layer="layout" svg:width="0.254cm" svg:height="0.254cm" svg:x="19.689cm" svg:y="15.4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1" draw:id="id101" draw:layer="layout" svg:width="0.254cm" svg:height="0.254cm" svg:x="20.49cm" svg:y="15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2" draw:id="id102" draw:layer="layout" svg:width="0.254cm" svg:height="0.254cm" svg:x="19.4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3" draw:id="id103" draw:layer="layout" svg:width="0.254cm" svg:height="0.254cm" svg:x="19.8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4" draw:id="id104" draw:layer="layout" svg:width="0.254cm" svg:height="0.254cm" svg:x="20.29cm" svg:y="15.9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xml:id="id105" draw:id="id105" draw:layer="layout" svg:width="0.254cm" svg:height="0.254cm" svg:x="20.691cm" svg:y="15.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2" draw:layer="layout" draw:type="line" svg:x1="20.125cm" svg:y1="15.144cm" svg:x2="19.906cm" svg:y2="15.465cm" draw:start-shape="id99" draw:start-glue-point="7" draw:end-shape="id100" draw:end-glue-point="11" svg:d="M20125 15144l-219 321" svg:viewBox="0 0 220 322">
              <text:p/>
            </draw:connector>
            <draw:connector draw:style-name="gr16" draw:text-style-name="P12" draw:layer="layout" draw:type="line" svg:x1="20.305cm" svg:y1="15.144cm" svg:x2="20.527cm" svg:y2="15.466cm" draw:start-shape="id99" draw:start-glue-point="9" draw:end-shape="id101" draw:end-glue-point="5" svg:d="M20305 15144l222 322" svg:viewBox="0 0 223 323">
              <text:p/>
            </draw:connector>
            <draw:connector draw:style-name="gr16" draw:text-style-name="P12" draw:layer="layout" draw:type="line" svg:x1="19.816cm" svg:y1="15.682cm" svg:x2="19.617cm" svg:y2="15.929cm" draw:start-shape="id100" draw:start-glue-point="8" draw:end-shape="id102" draw:end-glue-point="4" svg:d="M19816 15682l-199 247" svg:viewBox="0 0 200 248">
              <text:p/>
            </draw:connector>
            <draw:connector draw:style-name="gr16" draw:text-style-name="P12" draw:layer="layout" draw:type="line" svg:x1="19.816cm" svg:y1="15.682cm" svg:x2="20.017cm" svg:y2="15.929cm" draw:start-shape="id100" draw:start-glue-point="8" draw:end-shape="id103" svg:d="M19816 15682l201 247" svg:viewBox="0 0 202 248">
              <text:p/>
            </draw:connector>
            <draw:connector draw:style-name="gr16" draw:text-style-name="P12" draw:layer="layout" draw:type="line" svg:x1="20.617cm" svg:y1="15.683cm" svg:x2="20.417cm" svg:y2="15.929cm" draw:start-shape="id101" draw:end-shape="id104" draw:end-glue-point="4" svg:d="M20617 15683l-200 246" svg:viewBox="0 0 201 247">
              <text:p/>
            </draw:connector>
            <draw:connector draw:style-name="gr16" draw:text-style-name="P12" draw:layer="layout" draw:type="line" svg:x1="20.617cm" svg:y1="15.683cm" svg:x2="20.818cm" svg:y2="15.93cm" draw:start-shape="id101" draw:start-glue-point="8" draw:end-shape="id105" draw:end-glue-point="4" svg:d="M20617 15683l201 247" svg:viewBox="0 0 202 248">
              <text:p/>
            </draw:connector>
          </draw:g>
          <draw:custom-shape draw:style-name="gr5" draw:text-style-name="P16" draw:layer="layout" svg:width="2.032cm" svg:height="1.882cm" svg:x="16.557cm" svg:y="14.442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19.058cm" svg:y="14.443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6" draw:layer="layout" svg:width="2.032cm" svg:height="1.882cm" svg:x="21.558cm" svg:y="14.443cm">
            <text:p/>
  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1" draw:layer="layout" svg:width="16.799cm" svg:height="13.364cm" svg:x="2.1cm" svg:y="14.107cm" presentation:class="notes" presentation:user-transformed="true">
            <draw:text-box>
              <text:p text:style-name="P20"><text:span text:style-name="T6">Если клиентов слишком много, или соединения устанавливаются</text:span><text:span text:style-name="T6"><text:line-break/></text:span><text:span text:style-name="T6">и разрываются слишком часто, стоит подумать о применении пула соединений. Такую функцию обычно предоставляет сервер приложений или можно воспользоваться сторонними менеджерами пула (наиболее известен pgBouncer).</text:span></text:p>
              <text:p text:style-name="P20"><text:span text:style-name="T6">Клиенты подключаются не к серверу PostgreSQL, а к менеджеру пула. Менеджер удерживает открытыми несколько соединений с сервером баз данных и использует одно из свободных для того, чтобы выполнять запросы клиента. Таким образом, с точки зрения сервера число клиентов остается постоянным вне зависимости от того, сколько клиентов обращаются к менеджеру пула.</text:span></text:p>
              <text:p text:style-name="P20"><text:span text:style-name="T6">Но при таком режиме работы несколько клиентов разделяют один</text:span><text:span text:style-name="T6"><text:line-break/></text:span><text:span text:style-name="T6">и тот же обслуживающий процесс, который — как мы говорили —</text:span><text:span text:style-name="T6"><text:line-break/></text:span><text:span text:style-name="T6">в своей локальной памяти хранит определенное состояние</text:span><text:span text:style-name="T6"><text:line-break/></text:span><text:span text:style-name="T6">(в частности, разобранные запросы для подготовленных операторов). Как правило, это необходимо учитывать при разработке приложений.</text:span></text:p>
              <text:p text:style-name="P20"><text:span text:style-name="T18">Одна из возможностей pgBouncer </text:span><text:span text:style-name="T6">— временная приостановка обслуживания клиентов без разрыва соединения. Такая приостановка может использоваться для обновления программного обеспечения сервера или других операций, требующих рестарта сервера.</text:span></text:p>
              <text:p text:style-name="P20"><text:span text:style-name="T6">Подробнее вопросы применения пула соединений рассматриваются</text:span><text:span text:style-name="T6"><text:line-break/></text:span><text:span text:style-name="T6">в курсе DEV2.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custom-shape draw:style-name="gr43" draw:text-style-name="P16" draw:layer="layout" svg:width="17.56cm" svg:height="8.128cm" svg:x="7.84cm" svg:y="11.824cm">
          <text:p/>
          <draw:enhanced-geometry svg:viewBox="0 0 88 21600" draw:glue-points="44 ?f6 44 0 0 10800 44 21600 88 10800" draw:text-areas="0 ?f6 88 ?f3" draw:type="can" draw:modifiers="4346.076458752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46" draw:layer="layout" svg:width="2cm" svg:height="0.99cm" svg:x="9.493cm" svg:y="17.6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0.3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1.2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2.1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3.0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3.9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4.8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5.7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6.6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7.5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8.4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9.492cm" svg:y="16.9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0.3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1.2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2.1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3.0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3.9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4.894cm" svg:y="16.9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5.793cm" svg:y="16.9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6.694cm" svg:y="16.9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7.594cm" svg:y="16.9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8.494cm" svg:y="16.9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32">Хранение данных</text:span></text:p>
          </draw:text-box>
        </draw:frame>
        <draw:custom-shape draw:style-name="gr44" draw:text-style-name="P46" draw:layer="layout" svg:width="2cm" svg:height="0.99cm" svg:x="9.591cm" svg:y="16.24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0.492cm" svg:y="16.2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1.392cm" svg:y="16.2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2.292cm" svg:y="16.2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3.192cm" svg:y="16.2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4.092cm" svg:y="16.2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4.993cm" svg:y="16.2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9.692cm" svg:y="15.5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0.593cm" svg:y="15.5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1.493cm" svg:y="15.5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2.393cm" svg:y="15.5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48" xml:id="id106" draw:id="id106" draw:layer="layout" svg:width="2cm" svg:height="0.99cm" svg:x="13.293cm" svg:y="15.543cm">
          <text:p text:style-name="P47"><text:span text:style-name="T33"/></text:p>
          <text:p text:style-name="P47"><text:span text:style-name="T3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4.193cm" svg:y="15.5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5.094cm" svg:y="15.5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5.994cm" svg:y="15.5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6.894cm" svg:y="15.5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7.794cm" svg:y="15.5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8.695cm" svg:y="15.5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9.595cm" svg:y="15.5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20.495cm" svg:y="15.5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9.793cm" svg:y="14.84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0.694cm" svg:y="14.8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1.594cm" svg:y="14.8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12.494cm" svg:y="14.8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15" xml:id="id109" draw:id="id109" draw:layer="layout" svg:width="3.3cm" svg:height="0.8cm" svg:x="1.5cm" svg:y="9cm">
          <text:p text:style-name="P14"><text:span text:style-name="T14">заголовок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3.3cm" svg:height="1.202cm" svg:x="1.5cm" svg:y="9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xml:id="id107" draw:id="id107" draw:layer="layout" svg:width="3.302cm" svg:height="1.808cm" svg:x="1.5cm" svg:y="11.002cm">
          <text:p text:style-name="P14"><text:span text:style-name="T14">данные</text:span></text:p>
          <draw:enhanced-geometry svg:viewBox="0 0 21600 21600" draw:type="rectangle" draw:enhanced-path="M 0 0 L 21600 0 21600 21600 0 21600 0 0 Z N"/>
        </draw:custom-shape>
        <draw:custom-shape draw:style-name="gr49" draw:text-style-name="P49" draw:layer="layout" svg:width="17.526cm" svg:height="2.54cm" svg:x="7.874cm" svg:y="5.059cm">
          <text:p/>
          <draw:enhanced-geometry svg:viewBox="0 0 21600 21600" draw:path-stretchpoint-x="10800" draw:path-stretchpoint-y="10800" draw:text-areas="?f3 ?f4 ?f5 ?f6" draw:type="round-rectangle" draw:modifiers="5797.4025974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9" draw:layer="layout" svg:width="1.3cm" svg:height="1.7cm" svg:x="8.7cm" svg:y="5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0" xml:id="id108" draw:id="id108" draw:layer="layout" svg:width="1.3cm" svg:height="1.7cm" svg:x="10.3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1.9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5.1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6.7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8.3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19.9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21.5cm" svg:y="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.3cm" svg:height="1.7cm" svg:x="23.1cm" svg:y="5.5cm">
          <text:p/>
          <draw:enhanced-geometry svg:viewBox="0 0 21600 21600" draw:type="rectangle" draw:enhanced-path="M 0 0 L 21600 0 21600 21600 0 21600 0 0 Z N"/>
        </draw:custom-shape>
        <draw:frame draw:style-name="gr52" draw:text-style-name="P51" draw:layer="layout" svg:width="17.526cm" svg:height="0.962cm" svg:x="7.874cm" svg:y="4.056cm">
          <draw:text-box>
            <text:p text:style-name="P1"><text:span text:style-name="T34">буферный</text:span><text:span text:style-name="T35"> кеш</text:span></text:p>
          </draw:text-box>
        </draw:frame>
        <draw:connector draw:style-name="gr53" draw:text-style-name="P12" draw:layer="layout" draw:type="curve" draw:line-skew="-0.544cm" svg:x1="13.757cm" svg:y1="16.533cm" svg:x2="3.151cm" svg:y2="12.81cm" draw:start-shape="id106" draw:start-glue-point="7" draw:end-shape="id107" svg:d="M13757 16533c0-63-10606 1798-10606-3723" svg:viewBox="0 0 10607 3976">
          <text:p/>
        </draw:connector>
        <draw:connector draw:style-name="gr53" draw:text-style-name="P12" draw:layer="layout" draw:type="curve" svg:x1="10.95cm" svg:y1="5.5cm" svg:x2="3.15cm" svg:y2="9cm" draw:start-shape="id108" draw:start-glue-point="0" draw:end-shape="id109" draw:end-glue-point="0" svg:d="M10950 5500c0-751-7800-2501-7800 3500" svg:viewBox="0 0 7801 4328">
          <text:p/>
        </draw:connector>
        <draw:custom-shape draw:style-name="gr54" draw:text-style-name="P44" draw:layer="layout" svg:width="3.606cm" svg:height="1.643cm" svg:x="6.3cm" svg:y="9.117cm">
          <text:p text:style-name="P43"><text:span text:style-name="T30">страница</text:span><text:span text:style-name="T30"><text:line-break/></text:span><text:span text:style-name="T30">(обычно 8 КБ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46.6038258941 19274.45255474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46" draw:layer="layout" svg:width="2cm" svg:height="0.99cm" svg:x="19.394cm" svg:y="17.64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20.2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46" draw:layer="layout" svg:width="2cm" svg:height="0.99cm" svg:x="21.195cm" svg:y="17.64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561.01949025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4" draw:layer="layout" svg:width="2.369cm" svg:height="1.424cm" svg:x="23.468cm" svg:y="14.832cm">
          <text:p text:style-name="P43"><text:span text:style-name="T30">файл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424.8101265823 18810.94736842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53" draw:layer="layout" svg:width="16.799cm" svg:height="13.364cm" svg:x="2.1cm" svg:y="14.107cm" presentation:class="notes" presentation:user-transformed="true">
            <draw:text-box>
              <text:p text:style-name="P52"><text:span text:style-name="T18">Данные хранятся на дисках в обычных файлах операционной системы. Как именно данные распределены по файлам, рассматривается в одной из следующих тем</text:span><text:span text:style-name="T6">.</text:span></text:p>
              <text:p text:style-name="P52"><text:span text:style-name="T6">Логически файлы разделены на </text:span><text:span text:style-name="T17">страницы </text:span><text:span text:style-name="T6">(иногда используется термин </text:span><text:span text:style-name="T17">блок</text:span><text:span text:style-name="T6">). Страница обычно имеет размер 8 Кбайт. Его в некоторых пределах можно поменять (16 или 32 Кбайта), но только при сборке сервера. Таким образом, собранный и запущенный кластер может работать со страницами только одного размера.</text:span></text:p>
              <text:p text:style-name="P52"><text:span text:style-name="T6">Каждая страница имеет внутреннюю разметку. Страница содержит заголовок и полезные данные; между ними может находиться свободное пространство, если страница занята не полностью.</text:span></text:p>
              <text:p text:style-name="P52"><text:span text:style-name="T23">Из-за того, что диски работают значительно медленнее, чем оперативная память (особенно HDD, но и SSD тоже), применяется </text:span><text:span text:style-name="T24">кеширование:</text:span><text:span text:style-name="T23"> в оперативной памяти отводится место под недавно прочитанные с диска страницы — </text:span><text:span text:style-name="T24">буферный кеш</text:span><text:span text:style-name="T18">. Расчет делается</text:span><text:span text:style-name="T18"><text:line-break/></text:span><text:span text:style-name="T18">на то, что одни и те же страницы понадобятся несколько раз и можно будет сэкономить на повторном обращении к диску. Измененные данные также записываются на диск не сразу, а через некоторое время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Хранение данных</text:span></text:p>
          </draw:text-box>
        </draw:frame>
        <draw:custom-shape draw:style-name="gr36" draw:text-style-name="P45" xml:id="id134" draw:id="id134" draw:layer="layout" svg:width="4.5cm" svg:height="3cm" svg:x="1.6cm" svg:y="6.9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133" draw:id="id133" draw:layer="layout" svg:width="4.5cm" svg:height="3cm" svg:x="1.4cm" svg:y="6.7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32" draw:id="id132" draw:layer="layout" svg:width="4.5cm" svg:height="3cm" svg:x="1.2cm" svg:y="6.596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14.232cm" svg:height="5.1cm" svg:x="12.446cm" svg:y="13.242cm">
          <text:p text:style-name="P14"><text:span text:style-name="T16"><text:s/></text:span></text:p>
          <text:p text:style-name="P40"><text:span text:style-name="T14">ОС</text:span>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5" draw:text-style-name="P12" xml:id="id110" draw:id="id110" draw:layer="layout" svg:width="0.254cm" svg:height="0.254cm" svg:x="21.189cm" svg:y="15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1" draw:id="id111" draw:layer="layout" svg:width="0.254cm" svg:height="0.254cm" svg:x="20.79cm" svg:y="16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2" draw:id="id112" draw:layer="layout" svg:width="0.254cm" svg:height="0.254cm" svg:x="21.591cm" svg:y="16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3" draw:id="id113" draw:layer="layout" svg:width="0.254cm" svg:height="0.254cm" svg:x="20.591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4" draw:id="id114" draw:layer="layout" svg:width="0.254cm" svg:height="0.254cm" svg:x="20.991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5" draw:id="id115" draw:layer="layout" svg:width="0.254cm" svg:height="0.254cm" svg:x="21.391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16" draw:id="id116" draw:layer="layout" svg:width="0.254cm" svg:height="0.254cm" svg:x="21.792cm" svg:y="16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2" draw:layer="layout" draw:type="line" svg:x1="21.226cm" svg:y1="16.045cm" svg:x2="21.007cm" svg:y2="16.366cm" draw:start-shape="id110" draw:start-glue-point="7" draw:end-shape="id111" draw:end-glue-point="11" svg:d="M21226 16045l-219 321" svg:viewBox="0 0 220 322">
            <text:p/>
          </draw:connector>
          <draw:connector draw:style-name="gr16" draw:text-style-name="P12" draw:layer="layout" draw:type="line" svg:x1="21.406cm" svg:y1="16.045cm" svg:x2="21.628cm" svg:y2="16.367cm" draw:start-shape="id110" draw:start-glue-point="9" draw:end-shape="id112" draw:end-glue-point="5" svg:d="M21406 16045l222 322" svg:viewBox="0 0 223 323">
            <text:p/>
          </draw:connector>
          <draw:connector draw:style-name="gr16" draw:text-style-name="P12" draw:layer="layout" draw:type="line" svg:x1="20.917cm" svg:y1="16.583cm" svg:x2="20.718cm" svg:y2="16.83cm" draw:start-shape="id111" draw:start-glue-point="8" draw:end-shape="id113" draw:end-glue-point="4" svg:d="M20917 16583l-199 247" svg:viewBox="0 0 200 248">
            <text:p/>
          </draw:connector>
          <draw:connector draw:style-name="gr16" draw:text-style-name="P12" draw:layer="layout" draw:type="line" svg:x1="20.917cm" svg:y1="16.583cm" svg:x2="21.118cm" svg:y2="16.83cm" draw:start-shape="id111" draw:start-glue-point="8" draw:end-shape="id114" svg:d="M20917 16583l201 247" svg:viewBox="0 0 202 248">
            <text:p/>
          </draw:connector>
          <draw:connector draw:style-name="gr16" draw:text-style-name="P12" draw:layer="layout" draw:type="line" svg:x1="21.718cm" svg:y1="16.584cm" svg:x2="21.518cm" svg:y2="16.83cm" draw:start-shape="id112" draw:end-shape="id115" draw:end-glue-point="4" svg:d="M21718 16584l-200 246" svg:viewBox="0 0 201 247">
            <text:p/>
          </draw:connector>
          <draw:connector draw:style-name="gr16" draw:text-style-name="P12" draw:layer="layout" draw:type="line" svg:x1="21.718cm" svg:y1="16.584cm" svg:x2="21.919cm" svg:y2="16.831cm" draw:start-shape="id112" draw:start-glue-point="8" draw:end-shape="id116" draw:end-glue-point="4" svg:d="M21718 16584l201 247" svg:viewBox="0 0 202 248">
            <text:p/>
          </draw:connector>
        </draw:g>
        <draw:custom-shape draw:style-name="gr57" draw:text-style-name="P16" draw:layer="layout" svg:width="3.942cm" svg:height="2.436cm" svg:x="15.748cm" svg:y="15.343cm">
          <text:p/>
          <draw:enhanced-geometry svg:viewBox="0 0 88 21600" draw:glue-points="44 ?f6 44 0 0 10800 44 21600 88 10800" draw:text-areas="0 ?f6 88 ?f3" draw:type="can" draw:modifiers="6532.293803857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16" draw:layer="layout" svg:width="2.032cm" svg:height="2.436cm" svg:x="20.159cm" svg:y="15.344cm">
          <text:p/>
          <draw:enhanced-geometry svg:viewBox="0 0 88 21600" draw:glue-points="44 ?f6 44 0 0 10800 44 21600 88 10800" draw:text-areas="0 ?f6 88 ?f3" draw:type="can" draw:modifiers="5876.405416495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54" draw:layer="layout" svg:width="2.032cm" svg:height="2.436cm" svg:x="22.659cm" svg:y="15.344cm">
          <text:p/>
          <draw:enhanced-geometry svg:viewBox="0 0 88 21600" draw:glue-points="44 ?f6 44 0 0 10800 44 21600 88 10800" draw:text-areas="0 ?f6 88 ?f3" draw:type="can" draw:modifiers="5982.7656955272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55" xml:id="id131" draw:id="id131" draw:layer="layout" svg:width="0.894cm" svg:height="1.106cm" svg:x="14.339cm" svg:y="16.329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4" draw:layer="layout" svg:width="3.048cm" svg:height="1.27cm" svg:x="10.092cm" svg:y="15.848cm">
          <text:p text:style-name="P43"><text:span text:style-name="T30">журнал</text:span></text:p>
          <text:p text:style-name="P43"><text:span text:style-name="T30">WA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9718.5962610692 16773.5641227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14">
          <draw:custom-shape draw:style-name="gr62" draw:text-style-name="P56" xml:id="id117" draw:id="id117" draw:layer="layout" svg:width="0.236cm" svg:height="0.236cm" svg:x="18.454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18" draw:id="id118" draw:layer="layout" svg:width="0.236cm" svg:height="0.236cm" svg:x="18.083cm" svg:y="16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19" draw:id="id119" draw:layer="layout" svg:width="0.236cm" svg:height="0.236cm" svg:x="18.827cm" svg:y="16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20" draw:id="id120" draw:layer="layout" svg:width="0.236cm" svg:height="0.236cm" svg:x="17.898cm" svg:y="1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21" draw:id="id121" draw:layer="layout" svg:width="0.236cm" svg:height="0.236cm" svg:x="18.27cm" svg:y="1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22" draw:id="id122" draw:layer="layout" svg:width="0.236cm" svg:height="0.236cm" svg:x="18.641cm" svg:y="17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23" draw:id="id123" draw:layer="layout" svg:width="0.236cm" svg:height="0.236cm" svg:x="19.014cm" svg:y="1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56" draw:layer="layout" draw:type="line" svg:x1="18.488cm" svg:y1="16.518cm" svg:x2="18.285cm" svg:y2="16.816cm" draw:start-shape="id117" draw:start-glue-point="7" draw:end-shape="id118" draw:end-glue-point="11" svg:d="M18488 16518l-203 298" svg:viewBox="0 0 204 299">
            <text:p/>
          </draw:connector>
          <draw:connector draw:style-name="gr63" draw:text-style-name="P56" draw:layer="layout" draw:type="line" svg:x1="18.656cm" svg:y1="16.518cm" svg:x2="18.861cm" svg:y2="16.817cm" draw:start-shape="id117" draw:start-glue-point="9" draw:end-shape="id119" draw:end-glue-point="5" svg:d="M18656 16518l205 299" svg:viewBox="0 0 206 300">
            <text:p/>
          </draw:connector>
          <draw:connector draw:style-name="gr63" draw:text-style-name="P56" draw:layer="layout" draw:type="line" svg:x1="18.201cm" svg:y1="17.018cm" svg:x2="18.016cm" svg:y2="17.247cm" draw:start-shape="id118" draw:start-glue-point="8" draw:end-shape="id120" draw:end-glue-point="4" svg:d="M18201 17018l-185 229" svg:viewBox="0 0 186 230">
            <text:p/>
          </draw:connector>
          <draw:connector draw:style-name="gr63" draw:text-style-name="P56" draw:layer="layout" draw:type="line" svg:x1="18.201cm" svg:y1="17.018cm" svg:x2="18.388cm" svg:y2="17.247cm" draw:start-shape="id118" draw:start-glue-point="8" draw:end-shape="id121" svg:d="M18201 17018l187 229" svg:viewBox="0 0 188 230">
            <text:p/>
          </draw:connector>
          <draw:connector draw:style-name="gr63" draw:text-style-name="P56" draw:layer="layout" draw:type="line" svg:x1="18.945cm" svg:y1="17.019cm" svg:x2="18.759cm" svg:y2="17.247cm" draw:start-shape="id119" draw:end-shape="id122" draw:end-glue-point="4" svg:d="M18945 17019l-186 228" svg:viewBox="0 0 187 229">
            <text:p/>
          </draw:connector>
          <draw:connector draw:style-name="gr63" draw:text-style-name="P56" draw:layer="layout" draw:type="line" svg:x1="18.945cm" svg:y1="17.019cm" svg:x2="19.132cm" svg:y2="17.248cm" draw:start-shape="id119" draw:start-glue-point="8" draw:end-shape="id123" draw:end-glue-point="4" svg:d="M18945 17019l187 229" svg:viewBox="0 0 188 230">
            <text:p/>
          </draw:connector>
        </draw:g>
        <draw:g draw:style-name="gr14">
          <draw:custom-shape draw:style-name="gr64" draw:text-style-name="P57" draw:layer="layout" svg:width="1.486cm" svg:height="0.171cm" svg:x="16.203cm" svg:y="16.3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486cm" svg:height="1.106cm" svg:x="16.203cm" svg:y="16.32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1cm" svg:height="1.106cm" svg:x="16.203cm" svg:y="16.32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2cm" svg:height="1.106cm" svg:x="16.574cm" svg:y="16.32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1cm" svg:height="1.106cm" svg:x="16.946cm" svg:y="16.32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2cm" svg:height="1.106cm" svg:x="17.317cm" svg:y="16.329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15" draw:layer="layout" svg:width="14.232cm" svg:height="8.428cm" svg:x="12.446cm" svg:y="4.543cm">
          <text:p text:style-name="P14"><text:span text:style-name="T16"><text:s/></text:span></text:p>
          <text:p text:style-name="P40"><text:span text:style-name="T14">PostgreSQL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24" draw:id="id124" draw:layer="layout" svg:width="3.4cm" svg:height="1.2cm" svg:x="18.4cm" svg:y="5.201cm">
          <text:p text:style-name="P14"><text:span text:style-name="T28">postmaster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27" draw:id="id127" draw:layer="layout" svg:width="3.4cm" svg:height="1.2cm" svg:x="13.268cm" svg:y="7.8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126" draw:id="id126" draw:layer="layout" svg:width="3.4cm" svg:height="1.2cm" svg:x="13.068cm" svg:y="7.697cm">
          <text:p/>
          <draw:enhanced-geometry svg:viewBox="0 0 21600 21600" draw:type="rectangle" draw:enhanced-path="M 0 0 L 21600 0 21600 21600 0 21600 0 0 Z N"/>
        </draw:custom-shape>
        <draw:connector draw:style-name="gr30" draw:text-style-name="P12" draw:layer="layout" draw:type="curve" svg:x1="20.1cm" svg:y1="6.401cm" svg:x2="14.568cm" svg:y2="7.497cm" draw:start-shape="id124" draw:start-glue-point="2" draw:end-shape="id125" draw:end-glue-point="0" svg:d="M20100 6401c0 822-5532 274-5532 1096" svg:viewBox="0 0 5533 1097">
          <text:p/>
        </draw:connector>
        <draw:connector draw:style-name="gr31" draw:text-style-name="P13" draw:layer="layout" draw:type="line" svg:x1="14.568cm" svg:y1="10.297cm" svg:x2="14.568cm" svg:y2="8.697cm" draw:end-shape="id125" draw:end-glue-point="2" svg:d="M14568 10297v-1600" svg:viewBox="0 0 1 1601">
          <text:p/>
        </draw:connector>
        <draw:connector draw:style-name="gr31" draw:text-style-name="P13" draw:layer="layout" draw:type="line" svg:x1="14.768cm" svg:y1="10.297cm" svg:x2="14.768cm" svg:y2="8.897cm" draw:end-shape="id126" svg:d="M14768 10297v-1400" svg:viewBox="0 0 1 1401">
          <text:p/>
        </draw:connector>
        <draw:connector draw:style-name="gr31" draw:text-style-name="P13" draw:layer="layout" draw:type="line" svg:x1="14.968cm" svg:y1="10.297cm" svg:x2="14.968cm" svg:y2="9.097cm" draw:end-shape="id127" svg:d="M14968 10297v-1200" svg:viewBox="0 0 1 1201">
          <text:p/>
        </draw:connector>
        <draw:custom-shape draw:style-name="gr27" draw:text-style-name="P39" xml:id="id128" draw:id="id128" draw:layer="layout" svg:width="1.2cm" svg:height="1.2cm" svg:x="20.469cm" svg:y="7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129" draw:id="id129" draw:layer="layout" svg:width="1.2cm" svg:height="1.2cm" svg:x="22.269cm" svg:y="7.5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130" draw:id="id130" draw:layer="layout" svg:width="1.2cm" svg:height="1.2cm" svg:x="24.069cm" svg:y="7.542cm">
          <text:p/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5.612cm" svg:height="0.886cm" svg:x="20.169cm" svg:y="8.644cm">
          <draw:text-box>
            <text:p><text:span text:style-name="T29">фоновые процессы</text:span></text:p>
          </draw:text-box>
        </draw:frame>
        <draw:connector draw:style-name="gr31" draw:text-style-name="P13" draw:layer="layout" draw:type="line" svg:x1="21.069cm" svg:y1="10.596cm" svg:x2="21.069cm" svg:y2="8.742cm" draw:end-shape="id128" draw:end-glue-point="2" svg:d="M21069 10596v-1854" svg:viewBox="0 0 1 1855">
          <text:p/>
        </draw:connector>
        <draw:connector draw:style-name="gr31" draw:text-style-name="P13" draw:layer="layout" draw:type="line" svg:x1="22.869cm" svg:y1="10.596cm" svg:x2="22.869cm" svg:y2="8.742cm" draw:end-shape="id129" svg:d="M22869 10596v-1854" svg:viewBox="0 0 1 1855">
          <text:p/>
        </draw:connector>
        <draw:connector draw:style-name="gr31" draw:text-style-name="P13" draw:layer="layout" draw:type="line" svg:x1="24.669cm" svg:y1="10.596cm" svg:x2="24.669cm" svg:y2="8.742cm" draw:end-shape="id130" svg:d="M24669 10596v-1854" svg:viewBox="0 0 1 1855">
          <text:p/>
        </draw:connector>
        <draw:custom-shape draw:style-name="gr25" draw:text-style-name="P39" draw:layer="layout" svg:width="0.254cm" svg:height="0.436cm" svg:x="15.641cm" svg:y="10.29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11.839cm" svg:height="2.237cm" svg:x="13.568cm" svg:y="9.988cm">
          <text:p text:style-name="P18"><text:span text:style-name="T6">общая</text:span><text:span text:style-name="T21"> </text:span><text:span text:style-name="T6">памя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9" draw:layer="layout" svg:width="7.012cm" svg:height="0.937cm" svg:x="17.602cm" svg:y="10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079.317697228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61" draw:layer="layout" svg:width="3.947cm" svg:height="1.361cm" svg:x="13.833cm" svg:y="10.968cm">
          <draw:text-box>
            <text:p text:style-name="P60"><text:span text:style-name="T6">буферный </text:span><text:span text:style-name="T21">кеш</text:span></text:p>
          </draw:text-box>
        </draw:frame>
        <draw:connector draw:style-name="gr30" draw:text-style-name="P12" draw:layer="layout" draw:type="curve" svg:x1="20.1cm" svg:y1="6.401cm" svg:x2="21.069cm" svg:y2="7.542cm" draw:start-shape="id124" draw:start-glue-point="2" draw:end-shape="id128" draw:end-glue-point="0" svg:d="M20100 6401c0 856 969 286 969 1141" svg:viewBox="0 0 970 1142">
          <text:p/>
        </draw:connector>
        <draw:connector draw:style-name="gr30" draw:text-style-name="P12" draw:layer="layout" draw:type="curve" svg:x1="20.1cm" svg:y1="6.401cm" svg:x2="24.669cm" svg:y2="7.542cm" draw:start-shape="id124" draw:start-glue-point="2" draw:end-shape="id130" draw:end-glue-point="0" svg:d="M20100 6401c0 856 4569 286 4569 1141" svg:viewBox="0 0 4570 1142">
          <text:p/>
        </draw:connector>
        <draw:connector draw:style-name="gr30" draw:text-style-name="P12" draw:layer="layout" draw:type="curve" svg:x1="20.1cm" svg:y1="6.401cm" svg:x2="22.869cm" svg:y2="7.542cm" draw:start-shape="id124" draw:start-glue-point="2" draw:end-shape="id129" draw:end-glue-point="0" svg:d="M20100 6401c0 856 2769 286 2769 1141" svg:viewBox="0 0 2770 1142">
          <text:p/>
        </draw:connector>
        <draw:custom-shape draw:style-name="gr71" draw:text-style-name="P39" draw:layer="layout" svg:width="0.613cm" svg:height="0.566cm" svg:x="18.0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18.8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19.6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20.4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22.0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22.802cm" svg:y="11.07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23.602cm" svg:y="11.076cm">
          <text:p/>
          <draw:enhanced-geometry svg:viewBox="0 0 21600 21600" draw:type="rectangle" draw:enhanced-path="M 0 0 L 21600 0 21600 21600 0 21600 0 0 Z N"/>
        </draw:custom-shape>
        <draw:connector draw:style-name="gr72" draw:text-style-name="P13" draw:layer="layout" draw:type="line" svg:x1="14.786cm" svg:y1="16.329cm" svg:x2="14.786cm" svg:y2="12.326cm" draw:start-shape="id131" draw:start-glue-point="6" svg:d="M14786 16329v-4003" svg:viewBox="0 0 1 4004">
          <text:p/>
        </draw:connector>
        <draw:connector draw:style-name="gr73" draw:text-style-name="P13" draw:layer="layout" draw:type="line" svg:x1="17.754cm" svg:y1="15.776cm" svg:x2="17.768cm" svg:y2="12.326cm" svg:d="M17754 15776l14-3450" svg:viewBox="0 0 15 3451">
          <text:p/>
        </draw:connector>
        <draw:custom-shape draw:style-name="gr74" draw:text-style-name="P42" draw:layer="layout" svg:width="10.421cm" svg:height="0.937cm" svg:x="14.28cm" svg:y="13.887cm">
          <text:p text:style-name="P18"><text:span text:style-name="T21">кеш</text:span></text:p>
          <draw:enhanced-geometry svg:viewBox="0 0 21600 21600" draw:path-stretchpoint-x="10800" draw:path-stretchpoint-y="10800" draw:text-areas="?f3 ?f4 ?f5 ?f6" draw:type="round-rectangle" draw:modifiers="6562.899786780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3" draw:layer="layout" draw:type="line" svg:x1="5.7cm" svg:y1="8.096cm" svg:x2="14.168cm" svg:y2="8.096cm" draw:start-shape="id132" draw:start-glue-point="1" svg:d="M5700 8096h8468" svg:viewBox="0 0 8469 1">
          <text:p/>
        </draw:connector>
        <draw:connector draw:style-name="gr31" draw:text-style-name="P13" draw:layer="layout" draw:type="line" svg:x1="5.9cm" svg:y1="8.296cm" svg:x2="14.368cm" svg:y2="8.296cm" draw:start-shape="id133" draw:start-glue-point="1" svg:d="M5900 8296h8468" svg:viewBox="0 0 8469 1">
          <text:p/>
        </draw:connector>
        <draw:connector draw:style-name="gr31" draw:text-style-name="P13" draw:layer="layout" draw:type="line" svg:x1="6.1cm" svg:y1="8.496cm" svg:x2="14.568cm" svg:y2="8.496cm" draw:start-shape="id134" draw:start-glue-point="1" svg:d="M6100 8496h8468" svg:viewBox="0 0 8469 1">
          <text:p/>
        </draw:connector>
        <draw:custom-shape draw:style-name="gr24" draw:text-style-name="P15" xml:id="id125" draw:id="id125" draw:layer="layout" svg:width="3.4cm" svg:height="1.2cm" svg:x="12.868cm" svg:y="7.497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custom-shape draw:style-name="gr71" draw:text-style-name="P39" draw:layer="layout" svg:width="0.613cm" svg:height="0.566cm" svg:x="21.202cm" svg:y="11.0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4.676cm" svg:x="2.1cm" svg:y="14.107cm" presentation:class="notes" presentation:user-transformed="true">
            <draw:text-box>
              <text:p text:style-name="P20"><text:span text:style-name="T18">Буферный кеш PostgreSQL располагается в общей памяти, чтобы все процессы имели к нему доступ.</text:span></text:p>
              <text:p text:style-name="P20"><text:span text:style-name="T18">PostgreSQL работает с дисками, на которых находятся данные,</text:span><text:span text:style-name="T18"><text:line-break/></text:span><text:span text:style-name="T18">не напрямую, а через операционную систему. У</text:span><text:span text:style-name="T6"> операционной системы тоже имеется собственный кеш данных. Поэтому, если страница не будет найдена в буферном кеше, остается шанс, что она есть в кеше ОС и обращения к диску удастся избежать.</text:span></text:p>
              <text:p text:style-name="P20"><text:span text:style-name="T6">При сбое (например, питания) содержимое оперативной памяти пропадает, при этом измененные, но еще не записанные на диск данные теряются. Это недопустимо и противоречит свойству долговечности транзакций. Поэтому в процессе работы PostgreSQL постоянно записывает специальный журнал, позволяющий повторно выполнить потерянные операции и восстановить данные в согласованном состоянии. Про буферный кеш и журнал мы будем говорить отдельно в одноименной теме.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custom-shape draw:style-name="gr25" draw:text-style-name="P39" xml:id="id158" draw:id="id158" draw:layer="layout" svg:width="0.254cm" svg:height="0.436cm" svg:x="17.637cm" svg:y="11.8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160" draw:id="id160" draw:layer="layout" svg:width="0.254cm" svg:height="0.436cm" svg:x="14.655cm" svg:y="11.89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14.232cm" svg:height="5.1cm" svg:x="12.45cm" svg:y="13.242cm">
          <text:p text:style-name="P14"><text:span text:style-name="T16"><text:s/></text:span></text:p>
          <text:p text:style-name="P40"><text:span text:style-name="T14">ОС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7.441cm" svg:y="11.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5.141cm" svg:y="11.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21.341cm" svg:y="11.8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0.508cm" svg:height="0.762cm" svg:x="16.678cm" svg:y="11.53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Расширяемость</text:span></text:p>
          </draw:text-box>
        </draw:frame>
        <draw:custom-shape draw:style-name="gr36" draw:text-style-name="P45" xml:id="id150" draw:id="id150" draw:layer="layout" svg:width="4.5cm" svg:height="3cm" svg:x="1.6cm" svg:y="7.8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5" xml:id="id149" draw:id="id149" draw:layer="layout" svg:width="4.5cm" svg:height="3cm" svg:x="1.4cm" svg:y="7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48" draw:id="id148" draw:layer="layout" svg:width="4.5cm" svg:height="3cm" svg:x="1.2cm" svg:y="7.496cm">
          <text:p text:style-name="P14"><text:span text:style-name="T14">клиентское</text:span></text:p>
          <text:p text:style-name="P14"><text:span text:style-name="T14">приложение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14.232cm" svg:height="8.428cm" svg:x="12.446cm" svg:y="4.542cm">
          <text:p text:style-name="P14"><text:span text:style-name="T16"><text:s/></text:span></text:p>
          <text:p text:style-name="P40"><text:span text:style-name="T14">PostgreSQL</text:span></text:p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6cm" svg:height="14.504cm" svg:x="1.2cm" svg:y="3.8cm" presentation:class="outline" presentation:user-transformed="true">
          <draw:text-box>
            <text:list text:style-name="L3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3"/></text:p>
              </text:list-item>
              <text:list-item>
                <text:p text:style-name="P11"><text:span text:style-name="T13"/></text:p>
              </text:list-item>
            </text:list>
          </draw:text-box>
        </draw:frame>
        <draw:custom-shape draw:style-name="gr24" draw:text-style-name="P15" xml:id="id135" draw:id="id135" draw:layer="layout" svg:width="3.4cm" svg:height="1.2cm" svg:x="18.4cm" svg:y="6.1cm">
          <text:p text:style-name="P14"><text:span text:style-name="T28">postma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137" draw:id="id137" draw:layer="layout" svg:width="1.2cm" svg:height="1.2cm" svg:x="20.168cm" svg:y="8.4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138" draw:id="id138" draw:layer="layout" svg:width="1.2cm" svg:height="1.2cm" svg:x="21.968cm" svg:y="8.4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xml:id="id139" draw:id="id139" draw:layer="layout" svg:width="1.2cm" svg:height="1.2cm" svg:x="23.768cm" svg:y="8.4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144" draw:id="id144" draw:layer="layout" svg:width="3.4cm" svg:height="1.2cm" svg:x="14.568cm" svg:y="8.7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xml:id="id142" draw:id="id142" draw:layer="layout" svg:width="3.4cm" svg:height="1.2cm" svg:x="14.368cm" svg:y="8.596cm">
          <text:p/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5.612cm" svg:height="0.886cm" svg:x="19.868cm" svg:y="9.544cm">
          <draw:text-box>
            <text:p><text:span text:style-name="T29">фоновые процессы</text:span></text:p>
          </draw:text-box>
        </draw:frame>
        <draw:connector draw:style-name="gr30" draw:text-style-name="P12" draw:layer="layout" draw:type="curve" svg:x1="20.1cm" svg:y1="7.3cm" svg:x2="15.868cm" svg:y2="8.396cm" draw:start-shape="id135" draw:start-glue-point="2" draw:end-shape="id136" draw:end-glue-point="0" svg:d="M20100 7300c0 822-4232 274-4232 1096" svg:viewBox="0 0 4233 1097">
          <text:p/>
        </draw:connector>
        <draw:connector draw:style-name="gr30" draw:text-style-name="P12" draw:layer="layout" draw:type="curve" svg:x1="20.1cm" svg:y1="7.3cm" svg:x2="20.768cm" svg:y2="8.442cm" draw:start-shape="id135" draw:start-glue-point="2" draw:end-shape="id137" draw:end-glue-point="0" svg:d="M20100 7300c0 856 668 286 668 1142" svg:viewBox="0 0 669 1143">
          <text:p/>
        </draw:connector>
        <draw:connector draw:style-name="gr30" draw:text-style-name="P12" draw:layer="layout" draw:type="curve" svg:x1="20.1cm" svg:y1="7.3cm" svg:x2="22.568cm" svg:y2="8.442cm" draw:start-shape="id135" draw:start-glue-point="2" draw:end-shape="id138" draw:end-glue-point="0" svg:d="M20100 7300c0 856 2468 286 2468 1142" svg:viewBox="0 0 2469 1143">
          <text:p/>
        </draw:connector>
        <draw:connector draw:style-name="gr30" draw:text-style-name="P12" draw:layer="layout" draw:type="curve" svg:x1="20.1cm" svg:y1="7.3cm" svg:x2="24.368cm" svg:y2="8.442cm" draw:start-shape="id135" draw:start-glue-point="2" draw:end-shape="id139" svg:d="M20100 7300c0 856 4268 286 4268 1142" svg:viewBox="0 0 4269 1143">
          <text:p/>
        </draw:connector>
        <draw:connector draw:style-name="gr31" draw:text-style-name="P13" draw:layer="layout" draw:type="line" svg:x1="15.868cm" svg:y1="11.696cm" svg:x2="15.868cm" svg:y2="9.596cm" draw:start-shape="id140" draw:start-glue-point="0" draw:end-shape="id136" draw:end-glue-point="2" svg:d="M15868 11696v-2100" svg:viewBox="0 0 1 2101">
          <text:p/>
        </draw:connector>
        <draw:custom-shape draw:style-name="gr25" draw:text-style-name="P39" xml:id="id140" draw:id="id140" draw:layer="layout" svg:width="0.254cm" svg:height="0.436cm" svg:x="15.7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141" draw:id="id141" draw:layer="layout" svg:width="0.254cm" svg:height="0.436cm" svg:x="15.9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xml:id="id143" draw:id="id143" draw:layer="layout" svg:width="0.254cm" svg:height="0.436cm" svg:x="16.1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6.3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6.5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6.741cm" svg:y="11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0.254cm" svg:height="0.436cm" svg:x="16.941cm" svg:y="11.6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16.068cm" svg:y1="11.696cm" svg:x2="16.068cm" svg:y2="9.796cm" draw:start-shape="id141" draw:end-shape="id142" svg:d="M16068 11696v-1900" svg:viewBox="0 0 1 1901">
          <text:p/>
        </draw:connector>
        <draw:connector draw:style-name="gr31" draw:text-style-name="P13" draw:layer="layout" draw:type="line" svg:x1="16.268cm" svg:y1="11.696cm" svg:x2="16.268cm" svg:y2="9.996cm" draw:start-shape="id143" draw:end-shape="id144" svg:d="M16268 11696v-1700" svg:viewBox="0 0 1 1701">
          <text:p/>
        </draw:connector>
        <draw:custom-shape draw:style-name="gr25" draw:text-style-name="P39" xml:id="id145" draw:id="id145" draw:layer="layout" svg:width="0.254cm" svg:height="0.436cm" svg:x="20.641cm" svg:y="11.6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0.768cm" svg:y1="11.696cm" svg:x2="20.768cm" svg:y2="9.642cm" draw:start-shape="id145" draw:end-shape="id137" draw:end-glue-point="2" svg:d="M20768 11696v-2054" svg:viewBox="0 0 1 2055">
          <text:p/>
        </draw:connector>
        <draw:custom-shape draw:style-name="gr25" draw:text-style-name="P39" xml:id="id146" draw:id="id146" draw:layer="layout" svg:width="0.254cm" svg:height="0.436cm" svg:x="22.441cm" svg:y="11.6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2.568cm" svg:y1="11.696cm" svg:x2="22.568cm" svg:y2="9.642cm" draw:start-shape="id146" draw:end-shape="id138" svg:d="M22568 11696v-2054" svg:viewBox="0 0 1 2055">
          <text:p/>
        </draw:connector>
        <draw:custom-shape draw:style-name="gr25" draw:text-style-name="P39" xml:id="id147" draw:id="id147" draw:layer="layout" svg:width="0.254cm" svg:height="0.436cm" svg:x="24.241cm" svg:y="11.696cm">
          <text:p/>
          <draw:enhanced-geometry svg:viewBox="0 0 21600 21600" draw:type="rectangle" draw:enhanced-path="M 0 0 L 21600 0 21600 21600 0 21600 0 0 Z N"/>
        </draw:custom-shape>
        <draw:connector draw:style-name="gr31" draw:text-style-name="P13" draw:layer="layout" draw:type="line" svg:x1="24.368cm" svg:y1="11.696cm" svg:x2="24.368cm" svg:y2="9.642cm" draw:start-shape="id147" draw:end-shape="id139" svg:d="M24368 11696v-2054" svg:viewBox="0 0 1 2055">
          <text:p/>
        </draw:connector>
        <draw:connector draw:style-name="gr31" draw:text-style-name="P13" draw:layer="layout" draw:type="line" svg:x1="5.7cm" svg:y1="8.996cm" svg:x2="14.168cm" svg:y2="8.996cm" draw:start-shape="id148" draw:start-glue-point="1" draw:end-shape="id136" draw:end-glue-point="3" svg:d="M5700 8996h8468" svg:viewBox="0 0 8469 1">
          <text:p/>
        </draw:connector>
        <draw:connector draw:style-name="gr31" draw:text-style-name="P13" draw:layer="layout" draw:type="line" svg:x1="5.9cm" svg:y1="9.196cm" svg:x2="14.368cm" svg:y2="9.196cm" draw:start-shape="id149" draw:start-glue-point="1" draw:end-shape="id142" svg:d="M5900 9196h8468" svg:viewBox="0 0 8469 1">
          <text:p/>
        </draw:connector>
        <draw:connector draw:style-name="gr31" draw:text-style-name="P13" draw:layer="layout" draw:type="line" svg:x1="6.1cm" svg:y1="9.396cm" svg:x2="14.568cm" svg:y2="9.396cm" draw:start-shape="id150" draw:start-glue-point="1" draw:end-shape="id144" svg:d="M6100 9396h8468" svg:viewBox="0 0 8469 1">
          <text:p/>
        </draw:connector>
        <draw:custom-shape draw:style-name="gr24" draw:text-style-name="P15" xml:id="id136" draw:id="id136" draw:layer="layout" svg:width="3.4cm" svg:height="1.2cm" svg:x="14.168cm" svg:y="8.396cm">
          <text:p text:style-name="P14"><text:span text:style-name="T28">backend</text:span></text:p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10.41cm" svg:height="0.94cm" svg:x="14.278cm" svg:y="11.387cm">
          <text:p text:style-name="P18"><text:span text:style-name="T6">общая</text:span><text:span text:style-name="T21"> </text:span><text:span text:style-name="T6">памят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56.5356004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3.41cm" svg:height="1.778cm" svg:x="22.046cm" svg:y="6.962cm">
          <text:p text:style-name="P43"><text:span text:style-name="T30">фоновые</text:span></text:p>
          <text:p text:style-name="P43"><text:span text:style-name="T30">рабочие</text:span></text:p>
          <text:p text:style-name="P43"><text:span text:style-name="T30">процесс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900.79155672823 20373.6930860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7" draw:text-style-name="P44" draw:layer="layout" svg:width="3.41cm" svg:height="1.778cm" svg:x="16.058cm" svg:y="10.432cm">
          <text:p text:style-name="P43"><text:span text:style-name="T30">языки</text:span></text:p>
          <text:p text:style-name="P43"><text:span text:style-name="T30">программи-</text:span></text:p>
          <text:p text:style-name="P43"><text:span text:style-name="T30">рова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07387862797 -10113.99662731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draw:style-name="gr14">
          <draw:custom-shape draw:style-name="gr15" draw:text-style-name="P12" xml:id="id151" draw:id="id151" draw:layer="layout" svg:width="0.254cm" svg:height="0.254cm" svg:x="21.193cm" svg:y="15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2" draw:id="id152" draw:layer="layout" svg:width="0.254cm" svg:height="0.254cm" svg:x="20.794cm" svg:y="16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3" draw:id="id153" draw:layer="layout" svg:width="0.254cm" svg:height="0.254cm" svg:x="21.595cm" svg:y="16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4" draw:id="id154" draw:layer="layout" svg:width="0.254cm" svg:height="0.254cm" svg:x="20.595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5" draw:id="id155" draw:layer="layout" svg:width="0.254cm" svg:height="0.254cm" svg:x="20.995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6" draw:id="id156" draw:layer="layout" svg:width="0.254cm" svg:height="0.254cm" svg:x="21.395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57" draw:id="id157" draw:layer="layout" svg:width="0.254cm" svg:height="0.254cm" svg:x="21.796cm" svg:y="16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2" draw:layer="layout" draw:type="line" svg:x1="21.23cm" svg:y1="16.045cm" svg:x2="21.011cm" svg:y2="16.366cm" draw:start-shape="id151" draw:start-glue-point="7" draw:end-shape="id152" draw:end-glue-point="11" svg:d="M21230 16045l-219 321" svg:viewBox="0 0 220 322">
            <text:p/>
          </draw:connector>
          <draw:connector draw:style-name="gr16" draw:text-style-name="P12" draw:layer="layout" draw:type="line" svg:x1="21.41cm" svg:y1="16.045cm" svg:x2="21.632cm" svg:y2="16.367cm" draw:start-shape="id151" draw:start-glue-point="9" draw:end-shape="id153" draw:end-glue-point="5" svg:d="M21410 16045l222 322" svg:viewBox="0 0 223 323">
            <text:p/>
          </draw:connector>
          <draw:connector draw:style-name="gr16" draw:text-style-name="P12" draw:layer="layout" draw:type="line" svg:x1="20.921cm" svg:y1="16.583cm" svg:x2="20.722cm" svg:y2="16.83cm" draw:start-shape="id152" draw:start-glue-point="8" draw:end-shape="id154" draw:end-glue-point="4" svg:d="M20921 16583l-199 247" svg:viewBox="0 0 200 248">
            <text:p/>
          </draw:connector>
          <draw:connector draw:style-name="gr16" draw:text-style-name="P12" draw:layer="layout" draw:type="line" svg:x1="20.921cm" svg:y1="16.583cm" svg:x2="21.122cm" svg:y2="16.83cm" draw:start-shape="id152" draw:start-glue-point="8" draw:end-shape="id155" svg:d="M20921 16583l201 247" svg:viewBox="0 0 202 248">
            <text:p/>
          </draw:connector>
          <draw:connector draw:style-name="gr16" draw:text-style-name="P12" draw:layer="layout" draw:type="line" svg:x1="21.722cm" svg:y1="16.584cm" svg:x2="21.522cm" svg:y2="16.83cm" draw:start-shape="id153" draw:end-shape="id156" draw:end-glue-point="4" svg:d="M21722 16584l-200 246" svg:viewBox="0 0 201 247">
            <text:p/>
          </draw:connector>
          <draw:connector draw:style-name="gr16" draw:text-style-name="P12" draw:layer="layout" draw:type="line" svg:x1="21.722cm" svg:y1="16.584cm" svg:x2="21.923cm" svg:y2="16.831cm" draw:start-shape="id153" draw:start-glue-point="8" draw:end-shape="id157" draw:end-glue-point="4" svg:d="M21722 16584l201 247" svg:viewBox="0 0 202 248">
            <text:p/>
          </draw:connector>
        </draw:g>
        <draw:custom-shape draw:style-name="gr78" draw:text-style-name="P16" draw:layer="layout" svg:width="2.032cm" svg:height="2.436cm" svg:x="20.163cm" svg:y="15.344cm">
          <text:p/>
          <draw:enhanced-geometry svg:viewBox="0 0 88 21600" draw:glue-points="44 ?f6 44 0 0 10800 44 21600 88 10800" draw:text-areas="0 ?f6 88 ?f3" draw:type="can" draw:modifiers="5876.405416495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54" draw:layer="layout" svg:width="2.032cm" svg:height="2.436cm" svg:x="22.663cm" svg:y="15.344cm">
          <text:p/>
          <draw:enhanced-geometry svg:viewBox="0 0 88 21600" draw:glue-points="44 ?f6 44 0 0 10800 44 21600 88 10800" draw:text-areas="0 ?f6 88 ?f3" draw:type="can" draw:modifiers="5982.7656955272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7" draw:text-style-name="P16" draw:layer="layout" svg:width="3.942cm" svg:height="2.436cm" svg:x="15.744cm" svg:y="15.344cm">
          <text:p/>
          <draw:enhanced-geometry svg:viewBox="0 0 88 21600" draw:glue-points="44 ?f6 44 0 0 10800 44 21600 88 10800" draw:text-areas="0 ?f6 88 ?f3" draw:type="can" draw:modifiers="6532.293803857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3" draw:text-style-name="P13" draw:layer="layout" draw:type="line" svg:x1="17.75cm" svg:y1="15.777cm" svg:x2="17.764cm" svg:y2="12.327cm" draw:end-shape="id158" draw:end-glue-point="2" svg:d="M17750 15777l14-3450" svg:viewBox="0 0 15 3451">
          <text:p/>
        </draw:connector>
        <draw:connector draw:style-name="gr72" draw:text-style-name="P13" draw:layer="layout" draw:type="line" svg:x1="14.782cm" svg:y1="16.33cm" svg:x2="14.782cm" svg:y2="12.327cm" draw:start-shape="id159" draw:start-glue-point="6" draw:end-shape="id160" draw:end-glue-point="2" svg:d="M14782 16330v-4003" svg:viewBox="0 0 1 4004">
          <text:p/>
        </draw:connector>
        <draw:custom-shape draw:style-name="gr60" draw:text-style-name="P55" xml:id="id159" draw:id="id159" draw:layer="layout" svg:width="0.894cm" svg:height="1.106cm" svg:x="14.335cm" svg:y="16.33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14">
          <draw:custom-shape draw:style-name="gr62" draw:text-style-name="P56" xml:id="id161" draw:id="id161" draw:layer="layout" svg:width="0.236cm" svg:height="0.236cm" svg:x="18.45cm" svg:y="16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2" draw:id="id162" draw:layer="layout" svg:width="0.236cm" svg:height="0.236cm" svg:x="18.079cm" svg:y="16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3" draw:id="id163" draw:layer="layout" svg:width="0.236cm" svg:height="0.236cm" svg:x="18.823cm" svg:y="16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4" draw:id="id164" draw:layer="layout" svg:width="0.236cm" svg:height="0.236cm" svg:x="17.894cm" svg:y="1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5" draw:id="id165" draw:layer="layout" svg:width="0.236cm" svg:height="0.236cm" svg:x="18.266cm" svg:y="1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6" draw:id="id166" draw:layer="layout" svg:width="0.236cm" svg:height="0.236cm" svg:x="18.637cm" svg:y="17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6" xml:id="id167" draw:id="id167" draw:layer="layout" svg:width="0.236cm" svg:height="0.236cm" svg:x="19.01cm" svg:y="1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3" draw:text-style-name="P56" draw:layer="layout" draw:type="line" svg:x1="18.484cm" svg:y1="16.519cm" svg:x2="18.281cm" svg:y2="16.817cm" draw:start-shape="id161" draw:start-glue-point="7" draw:end-shape="id162" draw:end-glue-point="11" svg:d="M18484 16519l-203 298" svg:viewBox="0 0 204 299">
            <text:p/>
          </draw:connector>
          <draw:connector draw:style-name="gr63" draw:text-style-name="P56" draw:layer="layout" draw:type="line" svg:x1="18.652cm" svg:y1="16.519cm" svg:x2="18.857cm" svg:y2="16.818cm" draw:start-shape="id161" draw:start-glue-point="9" draw:end-shape="id163" draw:end-glue-point="5" svg:d="M18652 16519l205 299" svg:viewBox="0 0 206 300">
            <text:p/>
          </draw:connector>
          <draw:connector draw:style-name="gr63" draw:text-style-name="P56" draw:layer="layout" draw:type="line" svg:x1="18.197cm" svg:y1="17.019cm" svg:x2="18.012cm" svg:y2="17.248cm" draw:start-shape="id162" draw:start-glue-point="8" draw:end-shape="id164" draw:end-glue-point="4" svg:d="M18197 17019l-185 229" svg:viewBox="0 0 186 230">
            <text:p/>
          </draw:connector>
          <draw:connector draw:style-name="gr63" draw:text-style-name="P56" draw:layer="layout" draw:type="line" svg:x1="18.197cm" svg:y1="17.019cm" svg:x2="18.384cm" svg:y2="17.248cm" draw:start-shape="id162" draw:start-glue-point="8" draw:end-shape="id165" svg:d="M18197 17019l187 229" svg:viewBox="0 0 188 230">
            <text:p/>
          </draw:connector>
          <draw:connector draw:style-name="gr63" draw:text-style-name="P56" draw:layer="layout" draw:type="line" svg:x1="18.941cm" svg:y1="17.02cm" svg:x2="18.755cm" svg:y2="17.248cm" draw:start-shape="id163" draw:end-shape="id166" draw:end-glue-point="4" svg:d="M18941 17020l-186 228" svg:viewBox="0 0 187 229">
            <text:p/>
          </draw:connector>
          <draw:connector draw:style-name="gr63" draw:text-style-name="P56" draw:layer="layout" draw:type="line" svg:x1="18.941cm" svg:y1="17.02cm" svg:x2="19.128cm" svg:y2="17.249cm" draw:start-shape="id163" draw:start-glue-point="8" draw:end-shape="id167" draw:end-glue-point="4" svg:d="M18941 17020l187 229" svg:viewBox="0 0 188 230">
            <text:p/>
          </draw:connector>
        </draw:g>
        <draw:g draw:style-name="gr14">
          <draw:custom-shape draw:style-name="gr64" draw:text-style-name="P57" draw:layer="layout" svg:width="1.486cm" svg:height="0.171cm" svg:x="16.199cm" svg:y="16.33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486cm" svg:height="1.106cm" svg:x="16.199cm" svg:y="16.3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1cm" svg:height="1.106cm" svg:x="16.199cm" svg:y="16.3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2cm" svg:height="1.106cm" svg:x="16.57cm" svg:y="16.3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1cm" svg:height="1.106cm" svg:x="16.942cm" svg:y="16.3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0.372cm" svg:height="1.106cm" svg:x="17.313cm" svg:y="16.33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42" draw:layer="layout" svg:width="10.421cm" svg:height="0.937cm" svg:x="14.277cm" svg:y="13.887cm">
          <text:p text:style-name="P18"><text:span text:style-name="T21">кеш</text:span></text:p>
          <draw:enhanced-geometry svg:viewBox="0 0 21600 21600" draw:path-stretchpoint-x="10800" draw:path-stretchpoint-y="10800" draw:text-areas="?f3 ?f4 ?f5 ?f6" draw:type="round-rectangle" draw:modifiers="6562.899786780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4" draw:layer="layout" svg:width="3.048cm" svg:height="1.27cm" svg:x="19.282cm" svg:y="15.096cm">
          <text:p text:style-name="P43"><text:span text:style-name="T30">типы</text:span></text:p>
          <text:p text:style-name="P43"><text:span text:style-name="T30">индекс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761.75795342735 21769.94492525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1" draw:text-style-name="P44" draw:layer="layout" svg:width="3.048cm" svg:height="1.27cm" svg:x="14.069cm" svg:y="14.597cm">
          <text:p text:style-name="P43"><text:span text:style-name="T30">типы</text:span></text:p>
          <text:p text:style-name="P43"><text:span text:style-name="T30">данных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78.8783207609 29094.57120377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7" draw:text-style-name="P44" draw:layer="layout" svg:width="3.41cm" svg:height="1.778cm" svg:x="12cm" svg:y="16.428cm">
          <text:p text:style-name="P43"><text:span text:style-name="T30">функции,</text:span></text:p>
          <text:p text:style-name="P43"><text:span text:style-name="T30">операторы,</text:span></text:p>
          <text:p text:style-name="P43"><text:span text:style-name="T30">триггер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064.3799472296 6969.30860033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0" draw:text-style-name="P44" draw:layer="layout" svg:width="2.54cm" svg:height="1.016cm" svg:x="16.368cm" svg:y="18.306cm">
          <text:p text:style-name="P43"><text:span text:style-name="T30">FDW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06.49350649351 -17182.30088495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21" draw:layer="layout" svg:width="16.799cm" svg:height="14.676cm" svg:x="2.1cm" svg:y="14.107cm" presentation:class="notes" presentation:user-transformed="true">
            <draw:text-box>
              <text:p text:style-name="P20"><text:span text:style-name="T6">PostgreSQL спроектирован с расчетом на расширяемость. Он предоставляет возможность создавать новые типы данных на основе уже имеющихся, писать хранимые подпрограммы для обработки данных, а также обеспечивает удобный инструментарий для администрирования, мониторинга и настройки производительности.</text:span></text:p>
              <text:p text:style-name="P20"><text:span text:style-name="T6">При необходимости можно написать расширение, которое добавляет недостающий функционал. Большинство расширений можно устанавливать «на лету», без рестарта сервера. Благодаря такой архитектуре, существует большое количество расширений, которые:</text:span></text:p>
              <text:list text:style-name="L1">
                <text:list-item>
                  <text:p text:style-name="P20"><text:span text:style-name="T6">добавляют поддержку языков программирования (помимо стандартных SQL, PL/pgSQL, PL/Perl, PL/Python и PL/Tcl);</text:span></text:p>
                </text:list-item>
                <text:list-item>
                  <text:p text:style-name="P20"><text:span text:style-name="T6">вводят новые типы данных и операторы для работы с ними;</text:span></text:p>
                </text:list-item>
                <text:list-item>
                  <text:p text:style-name="P20"><text:span text:style-name="T6">создают новые типы индексов для эффективной работы</text:span><text:span text:style-name="T6"><text:line-break/></text:span><text:span text:style-name="T6">с разнообразными типами данных (помимо стандартных</text:span><text:span text:style-name="T6"><text:line-break/></text:span><text:span text:style-name="T6">B-деревьев, хеш-индексов, GiST, SP-GiST, GIN, BRIN);</text:span></text:p>
                </text:list-item>
                <text:list-item>
                  <text:p text:style-name="P20"><text:span text:style-name="T6">запускают служебные фоновые процессы для выполнения дополнительных задач;</text:span></text:p>
                </text:list-item>
                <text:list-item>
                  <text:p text:style-name="P20"><text:span text:style-name="T6">позволяют подключаться к внешним источникам данных;</text:span></text:p>
                </text:list-item>
                <text:list-item>
                  <text:p text:style-name="P20"><text:span text:style-name="T6">собирают информацию о нагрузке на систему, выполняют мониторинг и строят отчеты;</text:span></text:p>
                </text:list-item>
                <text:list-item>
                  <text:p text:style-name="P20"><text:span text:style-name="T6">позволяют исследовать системные структуры данных.</text:span></text:p>
                </text:list-item>
              </text:list>
              <text:p text:style-name="P20"><text:span text:style-name="T6">Подробнее расширения рассматриваются в курсах DBA2 и DEV2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Сервер управляет кластером баз данных</text:span></text:p>
              </text:list-item>
              <text:list-item>
                <text:p><text:span text:style-name="T10">Протокол позволяет клиентам подключаться к серверу,</text:span><text:span text:style-name="T10"><text:line-break/></text:span><text:span text:style-name="T10">выполнять запросы и управлять транзакциями</text:span></text:p>
              </text:list-item>
              <text:list-item>
                <text:p><text:span text:style-name="T10">Каждый клиент обслуживается своим процессом</text:span></text:p>
              </text:list-item>
              <text:list-item>
                <text:p><text:span text:style-name="T10">Данные хранятся в файлах, обращение происходит</text:span><text:span text:style-name="T10"><text:line-break/></text:span><text:span text:style-name="T10">через операционную систему</text:span></text:p>
              </text:list-item>
              <text:list-item>
                <text:p><text:span text:style-name="T10">Кеширование как в локальной памяти (каталог,</text:span><text:span text:style-name="T10"><text:line-break/></text:span><text:span text:style-name="T10">разобранные запросы), так и в общей (буферный кеш)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Gradient_20_6" draw:display-name="Gradient 6" draw:style="linear" draw:start-color="#ffffff" draw:end-color="#dddddd" draw:start-intensity="100%" draw:end-intensity="100%" draw:angle="0deg" draw:border="32%">
      <loext:gradient-stop svg:offset="0" loext:color-type="rgb" loext:color-value="#ffffff"/>
      <loext:gradient-stop svg:offset="1" loext:color-type="rgb" loext:color-value="#dddd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single" draw:color="#666666" draw:distance="0.2cm" draw:rotation="3150"/>
    <draw:hatch draw:name="Hatching_20_3" draw:display-name="Hatching 3" draw:style="single" draw:color="#000000" draw:distance="0.2cm" draw:rotation="3150"/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86C932DA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22H5M7S</meta:editing-duration>
    <meta:editing-cycles>177</meta:editing-cycles>
    <meta:generator>LibreOffice/24.8.3.2$Linux_X86_64 LibreOffice_project/480$Build-2</meta:generator>
    <dc:date>2025-01-21T17:40:50.773424762</dc:date>
    <meta:document-statistic meta:object-count="652"/>
    <meta:template xlink:type="simple" xlink:actuate="onRequest" xlink:title="master" xlink:href="../../../../../.config/libreoffice/4/user/template/master.otp" meta:date="2015-06-03T14:43:56.815095550"/>
  </office:meta>
</office:document-meta>
</file>